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1" svg:font-family="Roboto" style:font-adornments="Обычный"/>
    <style:font-face style:name="Arial" svg:font-family="Arial" style:font-family-generic="swiss"/>
    <style:font-face style:name="InputMonoCondensed" svg:font-family="InputMonoCondensed" style:font-adornments="Жирный" style:font-family-generic="modern" style:font-pitch="fixed"/>
    <style:font-face style:name="Roboto2" svg:font-family="Roboto" style:font-adornments="Жирный" style:font-pitch="variable"/>
    <style:font-face style:name="Roboto" svg:font-family="Roboto" style:font-adornments="Обычный" style:font-pitch="variable"/>
    <style:font-face style:name="Roboto Condensed1" svg:font-family="'Roboto Condensed'" style:font-adornments="Жирный" style:font-pitch="variable"/>
    <style:font-face style:name="Roboto Condensed" svg:font-family="'Roboto Condensed'" style:font-adornments="Обычный" style:font-pitch="variable"/>
    <style:font-face style:name="Roboto Light" svg:font-family="'Roboto Light'" style:font-adornments="Жирный" style:font-pitch="variable"/>
    <style:font-face style:name="Roboto Medium" svg:font-family="'Roboto Medium'" style:font-adornments="Курсив" style:font-pitch="variable"/>
    <style:font-face style:name="Roboto Medium1" svg:font-family="'Roboto Medium'" style:font-adornments="Обычный" style:font-pitch="variable"/>
    <style:font-face style:name="Roboto Mono" svg:font-family="'Roboto Mono'" style:font-adornments="Обычный" style:font-pitch="variable"/>
    <style:font-face style:name="Consolas" svg:font-family="Consolas" style:font-family-generic="roman" style:font-pitch="variable"/>
    <style:font-face style:name="InputMonoCompressed" svg:font-family="InputMonoCompressed" style:font-family-generic="roman" style:font-pitch="variable"/>
    <style:font-face style:name="InputSansCompressed" svg:font-family="InputSansCompressed" style:font-family-generic="roman" style:font-pitch="variable"/>
    <style:font-face style:name="Liberation Mono" svg:font-family="'Liberation Mono'" style:font-family-generic="roman" style:font-pitch="variable"/>
    <style:font-face style:name="OpenSymbol" svg:font-family="OpenSymbol" style:font-family-generic="roman" style:font-pitch="variable"/>
    <style:font-face style:name="PT Sans" svg:font-family="'PT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Жирный" style:font-family-generic="swiss" style:font-pitch="variable"/>
    <style:font-face style:name="Candara" svg:font-family="Candara" style:font-adornments="Обычный" style:font-family-generic="swiss" style:font-pitch="variable"/>
    <style:font-face style:name="Verdana" svg:font-family="Verdana" style:font-adornments="Обычный" style:font-family-generic="swiss" style:font-pitch="variable"/>
    <style:font-face style:name="Andale Sans UI" svg:font-family="'Andale Sans UI'" style:font-family-generic="system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АБЗАЦ">
      <style:text-properties fo:language="ru" fo:country="RU" officeooo:rsid="007e6c6d" officeooo:paragraph-rsid="00755644"/>
    </style:style>
    <style:style style:name="P2" style:family="paragraph" style:parent-style-name="_5f_АБЗАЦ">
      <style:text-properties fo:language="ru" fo:country="RU" officeooo:rsid="009cf043" officeooo:paragraph-rsid="009cf043"/>
    </style:style>
    <style:style style:name="P3" style:family="paragraph" style:parent-style-name="_5f_АБЗАЦ">
      <style:text-properties fo:language="ru" fo:country="RU" officeooo:rsid="00a17c78" officeooo:paragraph-rsid="00a17c78"/>
    </style:style>
    <style:style style:name="P4" style:family="paragraph" style:parent-style-name="_5f_АБЗАЦ">
      <style:text-properties fo:language="ru" fo:country="RU" officeooo:rsid="00a17c78" officeooo:paragraph-rsid="00b3b52c"/>
    </style:style>
    <style:style style:name="P5" style:family="paragraph" style:parent-style-name="_5f_АБЗАЦ">
      <style:text-properties fo:language="ru" fo:country="RU" officeooo:rsid="00a340e1" officeooo:paragraph-rsid="00a340e1"/>
    </style:style>
    <style:style style:name="P6" style:family="paragraph" style:parent-style-name="_5f_АБЗАЦ">
      <style:text-properties fo:language="ru" fo:country="RU" officeooo:rsid="00a4da61" officeooo:paragraph-rsid="00a4da61"/>
    </style:style>
    <style:style style:name="P7" style:family="paragraph" style:parent-style-name="_5f_АБЗАЦ">
      <style:text-properties fo:language="ru" fo:country="RU" officeooo:rsid="00ace147" officeooo:paragraph-rsid="00ace147"/>
    </style:style>
    <style:style style:name="P8" style:family="paragraph" style:parent-style-name="_5f_АБЗАЦ">
      <style:text-properties fo:language="ru" fo:country="RU" officeooo:rsid="00ba3a0b" officeooo:paragraph-rsid="00ba3a0b"/>
    </style:style>
    <style:style style:name="P9" style:family="paragraph" style:parent-style-name="_5f_АБЗАЦ">
      <style:text-properties fo:language="ru" fo:country="RU" officeooo:rsid="00bc4320" officeooo:paragraph-rsid="00bc4320"/>
    </style:style>
    <style:style style:name="P10" style:family="paragraph" style:parent-style-name="_5f_АБЗАЦ">
      <style:text-properties fo:language="ru" fo:country="RU" officeooo:rsid="00c0feae" officeooo:paragraph-rsid="00c0feae"/>
    </style:style>
    <style:style style:name="P11" style:family="paragraph" style:parent-style-name="_5f_АБЗАЦ">
      <style:text-properties fo:language="ru" fo:country="RU" officeooo:rsid="00c5b6e6" officeooo:paragraph-rsid="00c5b6e6"/>
    </style:style>
    <style:style style:name="P12" style:family="paragraph" style:parent-style-name="_5f_АБЗАЦ">
      <style:text-properties fo:language="ru" fo:country="RU" officeooo:rsid="00e8d139" officeooo:paragraph-rsid="00e8d139"/>
    </style:style>
    <style:style style:name="P13" style:family="paragraph" style:parent-style-name="_5f_АБЗАЦ">
      <style:text-properties officeooo:rsid="009cf043" officeooo:paragraph-rsid="009cf043"/>
    </style:style>
    <style:style style:name="P14" style:family="paragraph" style:parent-style-name="_5f_АБЗАЦ">
      <style:text-properties officeooo:rsid="009d99c5" officeooo:paragraph-rsid="009d99c5"/>
    </style:style>
    <style:style style:name="P15" style:family="paragraph" style:parent-style-name="_5f_АБЗАЦ">
      <style:text-properties officeooo:rsid="00a0c59b" officeooo:paragraph-rsid="00a0c59b"/>
    </style:style>
    <style:style style:name="P16" style:family="paragraph" style:parent-style-name="_5f_АБЗАЦ">
      <style:text-properties officeooo:rsid="00ab028f" officeooo:paragraph-rsid="00ab028f"/>
    </style:style>
    <style:style style:name="P17" style:family="paragraph" style:parent-style-name="_5f_АБЗАЦ">
      <style:text-properties fo:color="#ce181e" fo:language="ru" fo:country="RU" officeooo:rsid="007e6c6d" officeooo:paragraph-rsid="00bc4320"/>
    </style:style>
    <style:style style:name="P18" style:family="paragraph" style:parent-style-name="_5f_АБЗАЦ">
      <style:text-properties fo:language="en" fo:country="US" officeooo:rsid="00b3b52c" officeooo:paragraph-rsid="00b8c502"/>
    </style:style>
    <style:style style:name="P19" style:family="paragraph" style:parent-style-name="_5f_АБЗАЦ">
      <style:text-properties fo:language="en" fo:country="US" officeooo:rsid="00b177cd" officeooo:paragraph-rsid="00ca6dc8"/>
    </style:style>
    <style:style style:name="P20" style:family="paragraph" style:parent-style-name="_5f_АБЗАЦ">
      <style:text-properties fo:language="en" fo:country="US" officeooo:rsid="00b177cd" officeooo:paragraph-rsid="00b31ce0"/>
    </style:style>
    <style:style style:name="P21" style:family="paragraph" style:parent-style-name="_5f_АБЗАЦ">
      <style:text-properties fo:language="en" fo:country="US" officeooo:rsid="00b177cd" officeooo:paragraph-rsid="00d8902e"/>
    </style:style>
    <style:style style:name="P22" style:family="paragraph" style:parent-style-name="_5f_АБЗАЦ">
      <style:text-properties fo:language="en" fo:country="US" officeooo:rsid="00b177cd" officeooo:paragraph-rsid="00d9f547"/>
    </style:style>
    <style:style style:name="P23" style:family="paragraph" style:parent-style-name="_5f_АБЗАЦ">
      <style:text-properties style:font-name="Roboto1" fo:language="ru" fo:country="RU" officeooo:rsid="00b31ce0" officeooo:paragraph-rsid="00d9f547" style:font-name-asian="Roboto1" style:font-name-complex="Roboto1"/>
    </style:style>
    <style:style style:name="P24" style:family="paragraph" style:parent-style-name="_5f_АБЗАЦ">
      <style:text-properties officeooo:paragraph-rsid="00d9f547"/>
    </style:style>
    <style:style style:name="P25" style:family="paragraph" style:parent-style-name="_5f_КОД">
      <style:text-properties officeooo:rsid="00a0c59b" officeooo:paragraph-rsid="00a0c59b"/>
    </style:style>
    <style:style style:name="P26" style:family="paragraph" style:parent-style-name="_5f_КОД">
      <style:text-properties officeooo:paragraph-rsid="00a5990a"/>
    </style:style>
    <style:style style:name="P27" style:family="paragraph" style:parent-style-name="_5f_КОД">
      <style:text-properties officeooo:paragraph-rsid="00a775c9"/>
    </style:style>
    <style:style style:name="P28" style:family="paragraph" style:parent-style-name="_5f_КОД">
      <style:text-properties officeooo:paragraph-rsid="00b72b46"/>
    </style:style>
    <style:style style:name="P29" style:family="paragraph" style:parent-style-name="_5f_КОД">
      <style:text-properties officeooo:paragraph-rsid="00c52f20"/>
    </style:style>
    <style:style style:name="P30" style:family="paragraph" style:parent-style-name="_5f_Внимание">
      <style:text-properties fo:language="ru" fo:country="RU" officeooo:rsid="00a775c9" officeooo:paragraph-rsid="00a775c9"/>
    </style:style>
    <style:style style:name="P31" style:family="paragraph" style:parent-style-name="_5f_Внимание">
      <style:text-properties officeooo:rsid="00a775c9" officeooo:paragraph-rsid="00a775c9"/>
    </style:style>
    <style:style style:name="P32" style:family="paragraph" style:parent-style-name="PARENT">
      <style:text-properties fo:language="ru" fo:country="RU" officeooo:rsid="00c95d93" officeooo:paragraph-rsid="00c95d93"/>
    </style:style>
    <style:style style:name="P33" style:family="paragraph" style:parent-style-name="PARENT">
      <style:text-properties fo:language="ru" fo:country="RU" officeooo:rsid="00c95d93" officeooo:paragraph-rsid="00c98095"/>
    </style:style>
    <style:style style:name="P34" style:family="paragraph" style:parent-style-name="PARENT">
      <style:text-properties fo:language="ru" fo:country="RU" officeooo:rsid="00ced117" officeooo:paragraph-rsid="00ced117"/>
    </style:style>
    <style:style style:name="P35" style:family="paragraph" style:parent-style-name="PARENT">
      <style:text-properties fo:language="ru" fo:country="RU" officeooo:rsid="00dd1c47" officeooo:paragraph-rsid="00e04948"/>
    </style:style>
    <style:style style:name="P36" style:family="paragraph" style:parent-style-name="PARENT">
      <style:text-properties fo:language="ru" fo:country="RU" officeooo:rsid="00e04948" officeooo:paragraph-rsid="00e04948"/>
    </style:style>
    <style:style style:name="P37" style:family="paragraph" style:parent-style-name="PARENT">
      <style:text-properties fo:language="ru" fo:country="RU" officeooo:rsid="00e22d03" officeooo:paragraph-rsid="00e22d03"/>
    </style:style>
    <style:style style:name="P38" style:family="paragraph" style:parent-style-name="PARENT">
      <style:text-properties fo:language="ru" fo:country="RU" officeooo:rsid="00e459b6" officeooo:paragraph-rsid="00e459b6"/>
    </style:style>
    <style:style style:name="P39" style:family="paragraph" style:parent-style-name="PARENT">
      <style:text-properties fo:language="ru" fo:country="RU" officeooo:rsid="00e4d13c" officeooo:paragraph-rsid="00e4d13c"/>
    </style:style>
    <style:style style:name="P40" style:family="paragraph" style:parent-style-name="PARENT">
      <style:text-properties fo:language="ru" fo:country="RU" officeooo:rsid="00e5ed47" officeooo:paragraph-rsid="00e5ed47"/>
    </style:style>
    <style:style style:name="P41" style:family="paragraph" style:parent-style-name="PARENT">
      <style:text-properties fo:language="ru" fo:country="RU" officeooo:rsid="00e7791d" officeooo:paragraph-rsid="00e7791d"/>
    </style:style>
    <style:style style:name="P42" style:family="paragraph" style:parent-style-name="PARENT">
      <style:text-properties fo:language="ru" fo:country="RU" officeooo:rsid="00ee06e6" officeooo:paragraph-rsid="00ee06e6"/>
    </style:style>
    <style:style style:name="P43" style:family="paragraph" style:parent-style-name="PARENT">
      <style:text-properties fo:language="ru" fo:country="RU" officeooo:rsid="00f13715" officeooo:paragraph-rsid="00f13715"/>
    </style:style>
    <style:style style:name="P44" style:family="paragraph" style:parent-style-name="PARENT">
      <style:text-properties officeooo:rsid="00ced117" officeooo:paragraph-rsid="00d0ae5b"/>
    </style:style>
    <style:style style:name="P45" style:family="paragraph" style:parent-style-name="PARENT">
      <style:text-properties officeooo:rsid="00d0ae5b" officeooo:paragraph-rsid="00d0ae5b"/>
    </style:style>
    <style:style style:name="P46" style:family="paragraph" style:parent-style-name="PARENT">
      <style:text-properties officeooo:rsid="00d28605" officeooo:paragraph-rsid="00d28605"/>
    </style:style>
    <style:style style:name="P47" style:family="paragraph" style:parent-style-name="PARENT">
      <style:text-properties officeooo:rsid="00d71bc7" officeooo:paragraph-rsid="00d9f547"/>
    </style:style>
    <style:style style:name="P48" style:family="paragraph" style:parent-style-name="PARENT">
      <style:text-properties officeooo:paragraph-rsid="00d71bc7"/>
    </style:style>
    <style:style style:name="P49" style:family="paragraph" style:parent-style-name="PARENT">
      <style:text-properties officeooo:rsid="00d8902e" officeooo:paragraph-rsid="00d8902e"/>
    </style:style>
    <style:style style:name="P50" style:family="paragraph" style:parent-style-name="PARENT">
      <style:text-properties officeooo:rsid="00e04948" officeooo:paragraph-rsid="00e04948"/>
    </style:style>
    <style:style style:name="P51" style:family="paragraph" style:parent-style-name="PARENT">
      <style:text-properties officeooo:rsid="00dabc9b" officeooo:paragraph-rsid="00dabaa2"/>
    </style:style>
    <style:style style:name="P52" style:family="paragraph" style:parent-style-name="PARENT">
      <style:text-properties officeooo:rsid="00ea9224" officeooo:paragraph-rsid="00ea9224"/>
    </style:style>
    <style:style style:name="P53" style:family="paragraph" style:parent-style-name="PARENT">
      <style:text-properties officeooo:rsid="00fae6d9" officeooo:paragraph-rsid="00fae6d9"/>
    </style:style>
    <style:style style:name="P54" style:family="paragraph" style:parent-style-name="PARENT">
      <style:text-properties officeooo:paragraph-rsid="00fae6d9"/>
    </style:style>
    <style:style style:name="P55" style:family="paragraph" style:parent-style-name="LIST">
      <style:text-properties officeooo:paragraph-rsid="00ca6dc8"/>
    </style:style>
    <style:style style:name="P56" style:family="paragraph" style:parent-style-name="LIST">
      <style:text-properties officeooo:paragraph-rsid="00f51627"/>
    </style:style>
    <style:style style:name="P57" style:family="paragraph" style:parent-style-name="_5f_АБЗАЦ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language="ru" fo:country="RU" officeooo:rsid="00e8d139" officeooo:paragraph-rsid="00e8d139"/>
    </style:style>
    <style:style style:name="P58" style:family="paragraph" style:parent-style-name="CODE">
      <style:text-properties fo:language="ru" fo:country="RU" officeooo:rsid="00e4d13c" officeooo:paragraph-rsid="00e4d13c"/>
    </style:style>
    <style:style style:name="P59" style:family="paragraph" style:parent-style-name="CODE">
      <style:text-properties fo:language="ru" fo:country="RU" officeooo:rsid="00e4d13c" officeooo:paragraph-rsid="00e5ed47"/>
    </style:style>
    <style:style style:name="P60" style:family="paragraph" style:parent-style-name="CODE">
      <style:text-properties fo:language="ru" fo:country="RU" officeooo:rsid="00e5ed47" officeooo:paragraph-rsid="00e5ed47"/>
    </style:style>
    <style:style style:name="P61" style:family="paragraph" style:parent-style-name="CODE">
      <style:text-properties officeooo:paragraph-rsid="00f735db"/>
    </style:style>
    <style:style style:name="P62" style:family="paragraph" style:parent-style-name="CODE">
      <style:text-properties fo:font-weight="bold" style:font-weight-asian="bold" style:font-weight-complex="bold"/>
    </style:style>
    <style:style style:name="P63" style:family="paragraph" style:parent-style-name="CODE">
      <style:text-properties fo:font-weight="bold" officeooo:paragraph-rsid="00f612fb" style:font-weight-asian="bold" style:font-weight-complex="bold"/>
    </style:style>
    <style:style style:name="P64" style:family="paragraph" style:parent-style-name="CODE">
      <style:text-properties fo:font-style="italic" style:font-style-asian="italic" style:font-style-complex="italic"/>
    </style:style>
    <style:style style:name="P65" style:family="paragraph" style:parent-style-name="CODE">
      <style:text-properties fo:font-style="italic" officeooo:paragraph-rsid="00f612fb" style:font-style-asian="italic" style:font-style-complex="italic"/>
    </style:style>
    <style:style style:name="P66" style:family="paragraph" style:parent-style-name="CODE">
      <style:text-properties fo:font-style="italic" officeooo:paragraph-rsid="00f735db" style:font-style-asian="italic" style:font-style-complex="italic"/>
    </style:style>
    <style:style style:name="P67" style:family="paragraph" style:parent-style-name="CODE">
      <style:text-properties fo:language="en" fo:country="US" officeooo:rsid="00f735db" officeooo:paragraph-rsid="00f735db"/>
    </style:style>
    <style:style style:name="P68" style:family="paragraph" style:parent-style-name="_5f_Заголовок_20_N.N">
      <style:text-properties officeooo:paragraph-rsid="00ea9224"/>
    </style:style>
    <style:style style:name="P69" style:family="paragraph" style:parent-style-name="_5f_КОД" style:list-style-name="L1"/>
    <style:style style:name="P70" style:family="paragraph" style:parent-style-name="_5f_АБЗАЦ">
      <style:text-properties fo:language="ru" fo:country="RU" officeooo:rsid="00e8d139" officeooo:paragraph-rsid="00e8d139"/>
    </style:style>
    <style:style style:name="P71" style:family="paragraph" style:parent-style-name="_5f_АБЗАЦ">
      <style:text-properties fo:language="ru" fo:country="RU" officeooo:rsid="00fce1eb" officeooo:paragraph-rsid="00fce1eb"/>
    </style:style>
    <style:style style:name="P72" style:family="paragraph" style:parent-style-name="_5f_АБЗАЦ">
      <style:text-properties fo:language="ru" fo:country="RU" officeooo:rsid="00ff61d0" officeooo:paragraph-rsid="00ff61d0"/>
    </style:style>
    <style:style style:name="P73" style:family="paragraph" style:parent-style-name="_5f_АБЗАЦ">
      <style:text-properties fo:language="ru" fo:country="RU" officeooo:rsid="0100613c" officeooo:paragraph-rsid="0100613c"/>
    </style:style>
    <style:style style:name="P74" style:family="paragraph" style:parent-style-name="_5f_АБЗАЦ">
      <style:text-properties fo:language="ru" fo:country="RU" officeooo:rsid="0102b720" officeooo:paragraph-rsid="0102b720"/>
    </style:style>
    <style:style style:name="P75" style:family="paragraph" style:parent-style-name="_5f_АБЗАЦ">
      <style:text-properties fo:language="ru" fo:country="RU" officeooo:rsid="0103ce17" officeooo:paragraph-rsid="0103ce17"/>
    </style:style>
    <style:style style:name="P76" style:family="paragraph" style:parent-style-name="_5f_АБЗАЦ">
      <style:text-properties fo:language="en" fo:country="US" officeooo:rsid="0103a2c7" officeooo:paragraph-rsid="0103a2c7"/>
    </style:style>
    <style:style style:name="P77" style:family="paragraph" style:parent-style-name="_5f_Заголовок_20_N">
      <style:text-properties fo:language="ru" fo:country="RU" officeooo:rsid="0103ce17" officeooo:paragraph-rsid="0103ce17"/>
    </style:style>
    <style:style style:name="P78" style:family="paragraph" style:parent-style-name="_5f_CODE">
      <style:text-properties officeooo:paragraph-rsid="010220f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b177cd"/>
    </style:style>
    <style:style style:name="T3" style:family="text">
      <style:text-properties fo:language="en" fo:country="US" officeooo:rsid="00b49f29"/>
    </style:style>
    <style:style style:name="T4" style:family="text">
      <style:text-properties fo:language="en" fo:country="US" officeooo:rsid="00b31ce0"/>
    </style:style>
    <style:style style:name="T5" style:family="text">
      <style:text-properties fo:language="en" fo:country="US" officeooo:rsid="00cc2437"/>
    </style:style>
    <style:style style:name="T6" style:family="text">
      <style:text-properties fo:language="en" fo:country="US" officeooo:rsid="00df0a89"/>
    </style:style>
    <style:style style:name="T7" style:family="text">
      <style:text-properties fo:language="en" fo:country="US" officeooo:rsid="00e04948"/>
    </style:style>
    <style:style style:name="T8" style:family="text">
      <style:text-properties fo:language="en" fo:country="US" officeooo:rsid="00f612fb"/>
    </style:style>
    <style:style style:name="T9" style:family="text">
      <style:text-properties fo:language="en" fo:country="US" officeooo:rsid="00f735db"/>
    </style:style>
    <style:style style:name="T10" style:family="text">
      <style:text-properties fo:language="en" fo:country="US" officeooo:rsid="00ff61d0"/>
    </style:style>
    <style:style style:name="T11" style:family="text">
      <style:text-properties fo:language="en" fo:country="US" officeooo:rsid="0100613c"/>
    </style:style>
    <style:style style:name="T12" style:family="text">
      <style:text-properties officeooo:rsid="009f4c66"/>
    </style:style>
    <style:style style:name="T13" style:family="text">
      <style:text-properties officeooo:rsid="00a712a9"/>
    </style:style>
    <style:style style:name="T14" style:family="text">
      <style:text-properties officeooo:rsid="00a775c9"/>
    </style:style>
    <style:style style:name="T15" style:family="text">
      <style:text-properties officeooo:rsid="00a93d88"/>
    </style:style>
    <style:style style:name="T16" style:family="text">
      <style:text-properties officeooo:rsid="00acce19"/>
    </style:style>
    <style:style style:name="T17" style:family="text">
      <style:text-properties officeooo:rsid="00ace147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0b31ce0"/>
    </style:style>
    <style:style style:name="T20" style:family="text">
      <style:text-properties fo:language="ru" fo:country="RU" officeooo:rsid="00b3b52c"/>
    </style:style>
    <style:style style:name="T21" style:family="text">
      <style:text-properties fo:language="ru" fo:country="RU" officeooo:rsid="00c7a9fc"/>
    </style:style>
    <style:style style:name="T22" style:family="text">
      <style:text-properties fo:language="ru" fo:country="RU" officeooo:rsid="00c98095"/>
    </style:style>
    <style:style style:name="T23" style:family="text">
      <style:text-properties fo:language="ru" fo:country="RU" officeooo:rsid="00ca6dc8"/>
    </style:style>
    <style:style style:name="T24" style:family="text">
      <style:text-properties fo:language="ru" fo:country="RU" officeooo:rsid="00cc2437"/>
    </style:style>
    <style:style style:name="T25" style:family="text">
      <style:text-properties fo:language="ru" fo:country="RU" officeooo:rsid="00cc5346"/>
    </style:style>
    <style:style style:name="T26" style:family="text">
      <style:text-properties fo:language="ru" fo:country="RU" fo:font-style="italic" officeooo:rsid="00d45673" style:font-style-asian="italic" style:font-style-complex="italic"/>
    </style:style>
    <style:style style:name="T27" style:family="text">
      <style:text-properties fo:language="ru" fo:country="RU" officeooo:rsid="00d562cd"/>
    </style:style>
    <style:style style:name="T28" style:family="text">
      <style:text-properties fo:language="ru" fo:country="RU" officeooo:rsid="00ea9224"/>
    </style:style>
    <style:style style:name="T29" style:family="text">
      <style:text-properties fo:language="ru" fo:country="RU" officeooo:rsid="00f735db"/>
    </style:style>
    <style:style style:name="T30" style:family="text">
      <style:text-properties fo:language="ru" fo:country="RU" officeooo:rsid="0100613c"/>
    </style:style>
    <style:style style:name="T31" style:family="text">
      <style:text-properties style:font-name="Roboto1" fo:language="ru" fo:country="RU" style:font-name-asian="Roboto1" style:font-name-complex="Roboto1"/>
    </style:style>
    <style:style style:name="T32" style:family="text">
      <style:text-properties style:font-name="Roboto1" fo:language="ru" fo:country="RU" officeooo:rsid="00b31ce0" style:font-name-asian="Roboto1" style:font-name-complex="Roboto1"/>
    </style:style>
    <style:style style:name="T33" style:family="text">
      <style:text-properties style:font-name="Roboto1" fo:language="ru" fo:country="RU" officeooo:rsid="00ce296f" style:font-name-asian="Roboto1" style:font-name-complex="Roboto1"/>
    </style:style>
    <style:style style:name="T34" style:family="text">
      <style:text-properties style:font-name="Roboto1" fo:language="ru" fo:country="RU" officeooo:rsid="00ced117" style:font-name-asian="Roboto1" style:font-name-complex="Roboto1"/>
    </style:style>
    <style:style style:name="T35" style:family="text">
      <style:text-properties style:font-name="Roboto1" fo:language="ru" fo:country="RU" officeooo:rsid="00d8902e" style:font-name-asian="Roboto1" style:font-name-complex="Roboto1"/>
    </style:style>
    <style:style style:name="T36" style:family="text">
      <style:text-properties style:font-name="Roboto1" fo:language="ru" fo:country="RU" officeooo:rsid="00d71bc7" style:font-name-asian="Roboto1" style:font-name-complex="Roboto1"/>
    </style:style>
    <style:style style:name="T37" style:family="text">
      <style:text-properties style:font-name="Roboto1" fo:language="ru" fo:country="RU" officeooo:rsid="00d9f547" style:font-name-asian="Roboto1" style:font-name-complex="Roboto1"/>
    </style:style>
    <style:style style:name="T38" style:family="text">
      <style:text-properties style:font-name="Roboto1" fo:language="ru" fo:country="RU" officeooo:rsid="00d7392f" style:font-name-asian="Roboto1" style:font-name-complex="Roboto1"/>
    </style:style>
    <style:style style:name="T39" style:family="text">
      <style:text-properties style:font-name="Roboto1" style:font-name-asian="Roboto1" style:font-name-complex="Roboto1"/>
    </style:style>
    <style:style style:name="T40" style:family="text">
      <style:text-properties style:font-name="Roboto1" officeooo:rsid="00ca6dc8" style:font-name-asian="Roboto1" style:font-name-complex="Roboto1"/>
    </style:style>
    <style:style style:name="T41" style:family="text">
      <style:text-properties style:font-name="Roboto1" officeooo:rsid="00d7392f" style:font-name-asian="Roboto1" style:font-name-complex="Roboto1"/>
    </style:style>
    <style:style style:name="T42" style:family="text">
      <style:text-properties style:font-name="Roboto1" fo:language="en" fo:country="US" officeooo:rsid="00d71bc7" style:font-name-asian="Roboto1" style:font-name-complex="Roboto1"/>
    </style:style>
    <style:style style:name="T43" style:family="text">
      <style:text-properties officeooo:rsid="00b3b52c"/>
    </style:style>
    <style:style style:name="T44" style:family="text">
      <style:text-properties officeooo:rsid="00ba3a0b"/>
    </style:style>
    <style:style style:name="T45" style:family="text">
      <style:text-properties officeooo:rsid="00bd3cf7"/>
    </style:style>
    <style:style style:name="T46" style:family="text">
      <style:text-properties officeooo:rsid="007e6c6d"/>
    </style:style>
    <style:style style:name="T47" style:family="text">
      <style:text-properties officeooo:rsid="00ca6dc8"/>
    </style:style>
    <style:style style:name="T48" style:family="text">
      <style:text-properties style:font-name="Roboto" officeooo:rsid="00ca6dc8" style:font-name-asian="Andale Sans UI" style:font-name-complex="Tahoma"/>
    </style:style>
    <style:style style:name="T49" style:family="text">
      <style:text-properties officeooo:rsid="00cc2437"/>
    </style:style>
    <style:style style:name="T50" style:family="text">
      <style:text-properties style:font-name-asian="Roboto1" style:font-name-complex="Roboto1"/>
    </style:style>
    <style:style style:name="T51" style:family="text">
      <style:text-properties officeooo:rsid="00e04948"/>
    </style:style>
    <style:style style:name="T52" style:family="text">
      <style:text-properties officeooo:rsid="00e31976"/>
    </style:style>
    <style:style style:name="T53" style:family="text">
      <style:text-properties officeooo:rsid="00e5ed47"/>
    </style:style>
    <style:style style:name="T54" style:family="text">
      <style:text-properties officeooo:rsid="00e823d6"/>
    </style:style>
    <style:style style:name="T55" style:family="text">
      <style:text-properties officeooo:rsid="00ee06e6"/>
    </style:style>
    <style:style style:name="T56" style:family="text">
      <style:text-properties officeooo:rsid="00f42e47"/>
    </style:style>
    <style:style style:name="T57" style:family="text">
      <style:text-properties officeooo:rsid="00f612fb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officeooo:rsid="0100613c"/>
    </style:style>
    <style:style style:name="T60" style:family="text">
      <style:text-properties officeooo:rsid="01032cc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HEAD">Что нужно?</text:p>
        <text:p text:style-name="P33">УСТАНОВКА - Как установить и подготовить окуружение для работы</text:p>
        <text:p text:style-name="P33">КОНТРОЛЛЕР - механизм путь в браузере папка с программой и сама программа?</text:p>
        <text:p text:style-name="P32">БД — как взаимодействовать с базами</text:p>
        <text:p text:style-name="P32">ВЬЮШКИ - представления как встраивать в программу</text:p>
        <text:p text:style-name="P32"/>
        <text:p text:style-name="HEAD_20_N"><text:span text:style-name="T22">1. </text:span>Установка</text:p>
        <text:p text:style-name="PARENT">Django <text:span text:style-name="T18">написан на Python, поэтому может работать только с Python и при Python. </text:span><text:span text:style-name="T19">Поэтому последовательность работы следующая:</text:span></text:p>
        <text:p text:style-name="P19"><text:span text:style-name="T32">–</text:span><text:span text:style-name="T19"> ставим </text:span><text:span text:style-name="T18">Python:</text:span></text:p>
        <text:p text:style-name="LIST"><text:span text:style-name="T40">–</text:span><text:span text:style-name="T48"><text:tab/></text:span>локально качаем официальный последний</text:p>
        <text:p text:style-name="P55"><text:span text:style-name="T40">–</text:span><text:span text:style-name="T48"><text:tab/></text:span>у провайдера — индивидуально <text:span text:style-name="T47">смотрим</text:span> у провайдера механизм установки</text:p>
        <text:p text:style-name="P20"><text:span text:style-name="T32">–</text:span><text:span text:style-name="T19"> </text:span><text:span text:style-name="T23">ставим </text:span>Django</text:p>
        <text:p text:style-name="P55"><text:span text:style-name="T40">–</text:span><text:span text:style-name="T48"><text:tab/></text:span>локально <text:s/><text:span text:style-name="T19">через </text:span><text:span text:style-name="T4">pip</text:span></text:p>
        <text:p text:style-name="P55"><text:span text:style-name="T40">–</text:span><text:span text:style-name="T48"><text:tab/></text:span>у провайдера — индивидуально <text:span text:style-name="T47">смотрим</text:span> у провайдера механизм установки</text:p>
        <text:p text:style-name="PARENT"><text:span text:style-name="T20">- </text:span><text:span text:style-name="T21">если </text:span><text:span text:style-name="T24">БД</text:span><text:span text:style-name="T21"> слон то нужно ставить </text:span><text:span text:style-name="T24">доп </text:span><text:span text:style-name="T21">библиотеку pip install psycopg2.</text:span></text:p>
        <text:p text:style-name="_5f_Заголовок_20_N"><text:span text:style-name="T33">2.</text:span><text:span text:style-name="T31"> Настройка</text:span></text:p>
        <text:p text:style-name="PARENT"><text:span text:style-name="T2">Django </text:span><text:span text:style-name="T49">сам создает нужную структур папок. З</text:span>апускаем создание проекта, который создает <text:span text:style-name="T43">структуру</text:span> <text:span text:style-name="T43">файлов</text:span> и <text:span text:style-name="T43">папок</text:span> внутри проекта для раб<text:span text:style-name="T43">оты.</text:span></text:p>
        <text:p text:style-name="PARENT"><text:span text:style-name="T24">Ставим БД </text:span><text:span text:style-name="T5">- </text:span><text:span text:style-name="T24">дельфин, слон, мария. Создаем там БД для работы </text:span><text:span text:style-name="_5f_LOOK">Django</text:span><text:span text:style-name="T2">. </text:span><text:span text:style-name="T24">Правим файл настроек по БД. Служебная база называется </text:span><text:span text:style-name="_5f_LOOK">default</text:span><text:span text:style-name="T5">. </text:span><text:span text:style-name="T24">По умолчанию </text:span><text:span text:style-name="T25">прописана БД</text:span><text:span text:style-name="T24"> </text:span><text:span text:style-name="T5">SQLite. </text:span><text:span text:style-name="T24">Запускаем команду по созданию служебных таблиц </text:span><text:span text:style-name="_5f_LOOK">python manage.py migrate</text:span><text:span text:style-name="T24">. </text:span></text:p>
        <text:p text:style-name="P34"/>
        <text:p text:style-name="_5f_Заголовок_20_N"><text:span text:style-name="T24">3. </text:span><text:span text:style-name="T18">Работа</text:span></text:p>
        <text:p text:style-name="PARENT">Свою БД добавляем в файл настроек с другими параметрами. Если нет то будет работать по умолчанию с <text:span text:style-name="_5f_LOOK">default</text:span>.</text:p>
        <text:p text:style-name="P44"><text:span text:style-name="T24">Н</text:span><text:span text:style-name="T18">овые приложения добавляются командой. </text:span><text:span text:style-name="T2">Django </text:span><text:span text:style-name="T24">сам создает нужную </text:span><text:span text:style-name="T18">структуру</text:span><text:span text:style-name="T24"> папок </text:span><text:span text:style-name="T18">командой </text:span><text:span text:style-name="_5f_LOOK">python manage.py startapp</text:span><text:span text:style-name="T18"> нужная_программа. Главное стоять в корневой папке проекта.</text:span></text:p>
        <text:p text:style-name="P45"><text:span text:style-name="T18">Все </text:span><text:span text:style-name="_5f_LOOK">вьюшки</text:span><text:span text:style-name="T18"> находятся в файле </text:span><text:span text:style-name="_5f_LOOK">views.py</text:span><text:span text:style-name="T18">.</text:span></text:p>
        <text:p text:style-name="P46"><text:span text:style-name="T18">Контроллеры находятся в файл</text:span><text:span text:style-name="T27">ах</text:span><text:span text:style-name="T18"> </text:span><text:span text:style-name="_5f_LOOK">urls.py</text:span><text:span text:style-name="T18">. Центральный контроллер в корне проект</text:span><text:span text:style-name="T27">а</text:span><text:span text:style-name="T18">. К нему подключаются контроллеры программ через функцию </text:span><text:span text:style-name="_5f_LOOK">include()</text:span><text:span text:style-name="T1">. </text:span><text:span text:style-name="T26">Пока не понял, но в каждой программе свой контроллер со своим деревом, поскольку вьюшек может быть много.</text:span></text:p>
        <text:p text:style-name="_5f_Заголовок_20_N.N"><text:soft-page-break/>3.<text:span text:style-name="T18">1. Модель</text:span></text:p>
        <text:p text:style-name="P49"><text:span text:style-name="T32">– </text:span><text:span text:style-name="T18">Структура информации описывается мрделью. Класс — табдица. Методы класса — поля.</text:span></text:p>
        <text:p text:style-name="P21"><text:span text:style-name="T32">– </text:span><text:span text:style-name="T39">Django </text:span><text:span text:style-name="T35">сам создлает таблицы в соответствии с моделью. Имена таблиц придумывает сам. Есть опция установить свое имя. Не проверял.</text:span></text:p>
        <text:p text:style-name="P22"><text:span text:style-name="T32">– </text:span><text:span text:style-name="T36">Модели описываются в файлах <text:s/></text:span><text:span text:style-name="_5f_LOOK"><text:span text:style-name="T50">models.py</text:span></text:span><text:span text:style-name="T34">. </text:span></text:p>
        <text:p text:style-name="P22"><text:span text:style-name="T32">– </text:span><text:span text:style-name="T36">Чтобы привязать модели каждой программы к общему </text:span><text:span text:style-name="T37">контроллеру</text:span><text:span text:style-name="T36">, нужно добавить его в файл <text:s/></text:span><text:span text:style-name="_5f_LOOK"><text:span text:style-name="T50">settings.py</text:span></text:span><text:span text:style-name="T36">. В переменную INSTALLED_APPS.</text:span></text:p>
        <text:p text:style-name="P24"><text:span text:style-name="T32">– </text:span><text:span text:style-name="T36">При запуске команды </text:span><text:span text:style-name="T32">python manage.py migrate </text:span><text:span text:style-name="T42">D</text:span><text:span text:style-name="T32">jango </text:span><text:span text:style-name="T36">проверяет все подключенные модели проекта </text:span><text:span text:style-name="T32">и </text:span><text:span text:style-name="T36">создает в базе данных таблицы, если они ещё не были созданы.</text:span></text:p>
        <text:p text:style-name="P22"><text:span text:style-name="T32">– </text:span><text:span text:style-name="T38">Ещё неясно как мне создать таблицу в другой БД, а не </text:span><text:span text:style-name="_5f_LOOK"><text:span text:style-name="T50">default</text:span></text:span><text:span text:style-name="T41">.</text:span></text:p>
        <text:p text:style-name="P23">– </text:p>
        <text:p text:style-name="P47"/>
        <text:p text:style-name="HEAD">ПРАКТИКА</text:p>
        <text:p text:style-name="P51">1. создаем простую модельв любом примере.</text:p>
        <text:p text:style-name="CODE">from django.db import models</text:p>
        <text:p text:style-name="CODE"/>
        <text:p text:style-name="CODE"># Create your models here.</text:p>
        <text:p text:style-name="CODE">class Question(models.Model):</text:p>
        <text:p text:style-name="CODE"><text:s text:c="4"/>question_text = models.CharField(max_length=200)</text:p>
        <text:p text:style-name="CODE"><text:s text:c="4"/>pub_date = models.DateTimeField('date published')</text:p>
        <text:p text:style-name="CODE">class Choice(models.Model):</text:p>
        <text:p text:style-name="CODE"><text:s text:c="4"/>question = models.ForeignKey(Question, on_delete=models.CASCADE)</text:p>
        <text:p text:style-name="CODE"><text:s text:c="4"/>choice_text = models.CharField(max_length=200)</text:p>
        <text:p text:style-name="CODE"><text:s text:c="4"/>votes = models.IntegerField(default=0)</text:p>
        <text:p text:style-name="P36">переходим в папку проекта</text:p>
        <text:p text:style-name="CODE"><text:span text:style-name="T6">cd </text:span>d:\coding\progress\django\mysite\</text:p>
        <text:p text:style-name="P50">миграция моделей</text:p>
        <text:p text:style-name="CODE">python manage.py migrate</text:p>
        <text:p text:style-name="P35">Должна создать две таблицы в базе <text:span text:style-name="T51">default </text:span><text:span text:style-name="T7">(django).</text:span><text:span text:style-name="T51"> Проверяем. Имя поле изменено</text:span><text:span text:style-name="T7">:</text:span><text:span text:style-name="T51"> <text:s/></text:span><text:span text:style-name="_5f_LOOK">question</text:span><text:span text:style-name="T51"> на </text:span><text:span text:style-name="_5f_LOOK">question_id</text:span><text:span text:style-name="T7">. <text:s text:c="10"/></text:span><text:span text:style-name="T51">Тип поля вторичный ключ </text:span><text:span text:style-name="T7"><text:s text:c="2"/>models.ForeignKey.</text:span></text:p>
        <text:p text:style-name="P37">Есть ещё команда makemigrations. Что-то вроде промежуточной команды в операции migrate. Миграции не происходит, но файлв можно прочитать и исправить перед мигацией. Пока не ясно зачем. И как эти файлв функционируют в процессе работы. <text:span text:style-name="T52">И если мы что-то меняем в модели, то в книге пишут, что это потом ручками нужно править…</text:span></text:p>
        <text:p text:style-name="P38">2. проверяем изменеие модели.</text:p>
        <text:p text:style-name="P38"><text:s text:c="4"/>pub_date = models.CharField(max_length=200)</text:p>
        <text:p text:style-name="P38"><text:s text:c="4"/># pub_date = models.DateTimeField('date published')</text:p>
        <text:p text:style-name="P39">выполняем</text:p>
        <text:p text:style-name="CODE">python manage.py makemigrations polls</text:p>
        <text:p text:style-name="P39"><text:soft-page-break/>появился файл обновления. Делаем миграцию.</text:p>
        <text:p text:style-name="P58">python manage.py migrate</text:p>
        <text:p text:style-name="P39">В базе данных все изменилось. Изменени полей работает.</text:p>
        <text:p text:style-name="P39">Уща раз меняем <text:span text:style-name="T53">и запускаем </text:span></text:p>
        <text:p text:style-name="P59">python manage.py migrate</text:p>
        <text:p text:style-name="P40">пишет что ничего не найдено. Ясно</text:p>
        <text:p text:style-name="P60">python manage.py makemigrations имя программы</text:p>
        <text:p text:style-name="P40">запускается если мы изменили поля и желаем внести изменения в БД.</text:p>
        <text:p text:style-name="P41">Изменякм имя таблицы</text:p>
        <text:p text:style-name="CODE"><text:s text:c="4"/>class Meta:</text:p>
        <text:p text:style-name="CODE"><text:s text:c="8"/>db_table = 'question'</text:p>
        <text:p text:style-name="P41">Тоже все меняет. Хорошо удалаем базу и все в папке migrations. <text:span text:style-name="T54">Все поломал. Начинаем сначала. Для сжатия есть команда </text:span><text:span text:style-name="_5f_LOOK">squashmigrations</text:span><text:span text:style-name="T54">.</text:span></text:p>
        <text:p text:style-name="P48"/>
        <text:p text:style-name="P68">3.<text:span text:style-name="T28">2</text:span><text:span text:style-name="T18">. </text:span><text:span text:style-name="T28">Представления</text:span></text:p>
        <text:p text:style-name="P52">Размещаются в файле <text:span text:style-name="_5f_LOOK">views.py</text:span>.</text:p>
        <text:p text:style-name="CODE">def index(request):</text:p>
        <text:p text:style-name="CODE"><text:s text:c="4"/>return HttpResponse("Hello, world. You're at the polls index.")</text:p>
        <text:p text:style-name="P42">В urls.py прописываем:</text:p>
        <text:p text:style-name="CODE">path(route, view, kwargs=None, name=None)</text:p>
        <text:p text:style-name="P48">route — <text:span text:style-name="T55">пуст для рашифровки</text:span></text:p>
        <text:p text:style-name="P48">view — <text:span text:style-name="T55">представление</text:span></text:p>
        <text:p text:style-name="P48"/>
        <text:p text:style-name="HEAD_20_N.N.N"><text:span text:style-name="T1">3.2.1 </text:span>Расшифровка <text:span text:style-name="T1">URL</text:span></text:p>
        <text:p text:style-name="P43">Логика обработки. </text:p>
        <text:p text:style-name="P56"><text:span text:style-name="T32">–<text:tab/></text:span>В модуле settings.py прописана переменная ROOT_URLCONF = 'mysite.urls' модуль базовый.</text:p>
        <text:p text:style-name="P56"><text:span text:style-name="T32">–<text:tab/></text:span>В базовом модуле mysite.urls прописана переменная urlpatterns. В ней собраны mysite.urls всех программ.</text:p>
        <text:p text:style-name="P56"><text:span text:style-name="T32">–<text:tab/></text:span>От <text:span text:style-name="T1">URL</text:span> отрубается домен и сравнивается слева направо последовательно слово до очередного слеша.</text:p>
        <text:p text:style-name="P56"><text:span text:style-name="T32">–<text:tab/></text:span>Если слово дополнительно нужно передать функции как значение, то его заключают в угловые скобки <text:span text:style-name="T56">(</text:span><text:span text:style-name="_5f_LOOK">path('articles/&lt;int:year&gt;/&lt;int:month&gt;/'</text:span><text:span text:style-name="T56">). До двоеточия может указываться функция преобразования. Всего 5 — смотри в документации. Можно сделать свой.</text:span></text:p>
        <text:p text:style-name="P56"/>
        <text:p text:style-name="CODE"><text:soft-page-break/>path('articles/&lt;int:year&gt;/&lt;int:month&gt;/', views.month_archive)</text:p>
        <text:p text:style-name="P64"><text:span text:style-name="T8">#</text:span> Запрос /articles/2005/03/<text:span text:style-name="T57">вызовет</text:span><text:span text:style-name="T9">:</text:span></text:p>
        <text:p text:style-name="P62">views.month_archive(request, year=2005, month=3)</text:p>
        <text:p text:style-name="P62"/>
        <text:p text:style-name="CODE">path('articles/2003/', views.special_case_2003)</text:p>
        <text:p text:style-name="P65"><text:span text:style-name="T8">#</text:span> /articles/2003/ <text:span text:style-name="T57">вызовет</text:span><text:span text:style-name="T9">:</text:span></text:p>
        <text:p text:style-name="P63">views.special_case_2003(request)</text:p>
        <text:p text:style-name="P63"/>
        <text:p text:style-name="P67">path('articles/&lt;int:year&gt;/&lt;int:month&gt;/&lt;slug:slug&gt;/', views.article_detail)</text:p>
        <text:p text:style-name="P66"><text:span text:style-name="T9"># </text:span>/articles/2003/03/building-a-django-site/ <text:span text:style-name="T29">вызовет</text:span></text:p>
        <text:p text:style-name="P61"><text:span text:style-name="T58">views.article_detail(request, year=2003, month=3, slug="building-a-django-site"</text:span>)</text:p>
        <text:p text:style-name="P53">Подключение других в дерево анализа</text:p>
        <text:p text:style-name="CODE">path('polls/', include('polls.urls'))</text:p>
        <text:p text:style-name="P53">В этом случае вместо <text:span text:style-name="T58">представления</text:span> используется функция <text:span text:style-name="_5f_LOOK">include()</text:span>.</text:p>
        <text:p text:style-name="P53"/>
        <text:p text:style-name="P54"/>
        <text:p text:style-name="P54"/>
        <text:p text:style-name="P54"/>
        <text:p text:style-name="PARENT">Правим в проекте <text:span text:style-name="T44">файл </text:span>settings.py<text:span text:style-name="T1">:</text:span></text:p>
        <text:p text:style-name="_5f_КОД">DATABASES = {</text:p>
        <text:p text:style-name="_5f_КОД"><text:tab/>'default': {</text:p>
        <text:p text:style-name="P28"><text:tab/><text:tab/>'ENGINE': 'django.db.backends.mysql',</text:p>
        <text:p text:style-name="P28"><text:tab/><text:tab/>'NAME': '<text:span text:style-name="T3">staff</text:span>',</text:p>
        <text:p text:style-name="P28"><text:tab/><text:tab/>'USER': '<text:span text:style-name="T3">userstaff</text:span>',</text:p>
        <text:p text:style-name="P28"><text:tab/><text:tab/>'PASSWORD': '<text:span text:style-name="T3">passwdstaff</text:span>',</text:p>
        <text:p text:style-name="P28"><text:tab/>},</text:p>
        <text:p text:style-name="_5f_КОД">}</text:p>
        <text:p text:style-name="P8">хост по умолчанию локал, пор по умолчанию 3306</text:p>
        <text:p text:style-name="P8">Зададим для сайта русский язык в переменной LANGUAGE сооЕ:</text:p>
        <text:p text:style-name="P8">LANGUAGE CODE = 'ru-ru'</text:p>
        <text:p text:style-name="P9">Гоним по инструкции от призводителя </text:p>
        <text:p text:style-name="P9">для дальненйшего изучения</text:p>
        <text:p text:style-name="P17">Функция include () позволяет ссылаться на другие URLconfs. Всякий раз, когда Django встречает include (), он отсекает любую часть URL-адреса, совпадающую с этой точкой, и отправляет оставшуюся строку во включенный URLconf для дальнейшей обработки.</text:p>
        <text:p text:style-name="P17">Идея включения include () заключается в том, чтобы упростить добавление и воспроизведение URL-адресов. Так как опросы находятся в их собственном URLconf (polls / urls.py), они могут быть помещены в «/polls/», или в «/fun_polls/», или в «/content/polls/», или в любой другой корневой путь, и приложение все еще будет работать.</text:p>
        <text:p text:style-name="PARENT">Пока просто изучаю <text:span text:style-name="T45">мануал</text:span> от производителя.</text:p>
        <text:p text:style-name="P10">Настраиваем базу данных <text:s/><text:span text:style-name="T46">PostgreSQL.</text:span></text:p>
        <text:p text:style-name="P10">Создаем нового пользователя <text:span text:style-name="T1">d</text:span><text:span text:style-name="T2">jango </text:span>и базу данных <text:span text:style-name="T1">d</text:span><text:span text:style-name="T2">jango</text:span></text:p>
        <text:p text:style-name="_5f_КОД"><text:soft-page-break/>DATABASES = {</text:p>
        <text:p text:style-name="_5f_КОД"><text:s text:c="4"/>'default': {</text:p>
        <text:p text:style-name="CODE"><text:s text:c="8"/># 'ENGINE': 'django.db.backends.sqlite3',</text:p>
        <text:p text:style-name="_5f_КОД"><text:s text:c="8"/># 'NAME': os.path.join(BASE_DIR, 'db.sqlite3'),</text:p>
        <text:p text:style-name="_5f_КОД"><text:s text:c="8"/>'ENGINE': 'django.db.backends.postgresql',</text:p>
        <text:p text:style-name="P29"><text:s text:c="8"/>'NAME': 'django',</text:p>
        <text:p text:style-name="P29"><text:s text:c="8"/>'USER': 'django',</text:p>
        <text:p text:style-name="_5f_КОД"><text:s text:c="8"/>'PASSWORD': '12345678',</text:p>
        <text:p text:style-name="_5f_КОД"><text:s text:c="4"/>}</text:p>
        <text:p text:style-name="_5f_КОД">}</text:p>
        <text:p text:style-name="P18">LANGUAGE_CODE = 'ru-ru'</text:p>
        <text:p text:style-name="P18">TIME_ZONE = 'Europe/Samara'</text:p>
        <text:p text:style-name="_5f_КОД">python manage.py migrate</text:p>
        <text:p text:style-name="_5f_КОД">……...</text:p>
        <text:p text:style-name="_5f_КОД">raise ImproperlyConfigured("Error loading psycopg2 module: %s" % e)</text:p>
        <text:p text:style-name="_5f_КОД">django.core.exceptions.ImproperlyConfigured: Error loading psycopg2 module: No module named 'psycopg2'</text:p>
        <text:p text:style-name="P4"/>
        <text:p text:style-name="P11">Вроде как нужна библиотека работы с <text:s/>postgresql →<text:span text:style-name="T1"> <text:s/>psycopg2.</text:span></text:p>
        <text:p text:style-name="_5f_КОД">pip install psycopg2</text:p>
        <text:p text:style-name="P3">По инструкции устанавливаем Питон с галочкой ПАТЧ. Проверяем:</text:p>
        <text:p text:style-name="_5f_КОД">PS C:\Users\klimo&gt; python --version</text:p>
        <text:p text:style-name="_5f_КОД">Python 3.7.2</text:p>
        <text:p text:style-name="P3">Устанавливаем <text:s/>virtualenv. Это инструмент, позволяющий создавать виртуальные окружения с пакетами. Разные «песочницы» имеют разный набор пакетов разных версий. Работая над конкретным проектом, вы просто переключаетесь на подходящую песочницу,</text:p>
        <text:p text:style-name="_5f_КОД">PS C:\Users\klimo&gt; pip install virtualenvwrapper-win</text:p>
        <text:p text:style-name="P5">Созаем песочницу superstaff</text:p>
        <text:p text:style-name="_5f_КОД">PS C:\Users\klimo&gt; mkvirtualenv superstaff</text:p>
        <text:p text:style-name="P6">Используем песочницу:</text:p>
        <text:p text:style-name="P26">workon superstaff</text:p>
        <text:p text:style-name="P2"/>
        <text:p text:style-name="_5f_Заголовок_20_N.N.N">создаем <text:span text:style-name="T17">проект</text:span> </text:p>
        <text:p text:style-name="P7">Из командной строки перейдите в каталог, в котором вы хотите сохранить свой код, а затем выполните следующую команду:</text:p>
        <text:p text:style-name="_5f_КОД">$ django-admin startproject training</text:p>
        <text:p text:style-name="P2"/>
        <text:p text:style-name="P2">Установка :</text:p>
        <text:p text:style-name="_5f_КОД"><text:soft-page-break/><text:span text:style-name="T1">pip</text:span> install django</text:p>
        <text:p text:style-name="P13"><text:span text:style-name="T13">Проверка</text:span> установки <text:span text:style-name="T16">через админку джанго</text:span>:</text:p>
        <text:p text:style-name="P27">django-admin --version</text:p>
        <text:p text:style-name="_5f_АБЗАЦ"><text:s/><text:span text:style-name="T14">в командной строке</text:span>.</text:p>
        <text:p text:style-name="P16">Ещё проверка <text:span text:style-name="T16">через питон</text:span></text:p>
        <text:p text:style-name="_5f_КОД">python -m django --version</text:p>
        <text:p text:style-name="_5f_АБЗАЦ"/>
        <text:p text:style-name="P30"><text:span text:style-name="T15">Несоотвествие верчий и команд</text:span>!</text:p>
        <text:p text:style-name="P31">В книге Дронов 2016 год Django version 1.6.2. Команды не соотвествуют версии 2.1, поэтому по книге учится осторожно. Примеры могуи не работать. Ищем мануал на сайте джанго. Там посвежее.</text:p>
        <text:p text:style-name="_5f_Заголовок_20_N.N.N">Создание проекта Django</text:p>
        <text:p text:style-name="P15">Перед созданием проекта Django нам нужно выбрать место, где будет храниться его папка. Это может быть любая папка в файловой системе компьютера. Запустим командную строку Windows. В ней, пользуясь соответствующими командами ( они описаны в интерактивной справке к операционной системе), выполним переход в папку, где будет создан проект. И наберем команду следующего формата:</text:p>
        <text:list xml:id="list648408572" text:style-name="L1">
          <text:list-item>
            <text:p text:style-name="P69">django-adrnin.py startproject &lt;имя проекта&gt;</text:p>
          </text:list-item>
        </text:list>
        <text:p text:style-name="P15">не забыв нажать клавишу &lt;Enter&gt;. Через несколько секунд проект будет создан.</text:p>
        <text:p text:style-name="P25">django-adrnin.py startproject <text:span text:style-name="T1">superstaff</text:span></text:p>
        <text:p text:style-name="P15"/>
        <text:p text:style-name="P14">Как установить сервер джанго?</text:p>
        <text:p text:style-name="P14">Django <text:span text:style-name="T12">написано на питоне и поэтому все команды запускаются из под питона.</text:span></text:p>
        <text:p text:style-name="_5f_АБЗАЦ">2.2 Краткое руководство по установке</text:p>
        <text:p text:style-name="P1">Прежде чем вы сможете использовать Django, вам нужно будет установить его. У нас есть полное руководство по установке, которое охватывает все возможности; это руководство поможет вам выполнить простую минимальную установку, которая будет работать, пока вы будете знакомиться с введением.</text:p>
        <text:p text:style-name="_5f_Заголовок_20_N.N.N">2.2.1 Install Python</text:p>
        <text:p text:style-name="P1">Будучи фреймворком PythonWeb, Django требует Python. Посмотрите, какую версию Python я могу использовать с Django? для деталей.</text:p>
        <text:p text:style-name="P1">Python включает в себя облегченную базу данных под названием SQLite, поэтому вам пока не нужно настраивать базу данных.</text:p>
        <text:p text:style-name="P1">Загрузите последнюю версию Python по адресу https://www.python.org/downloads/ или с менеджером пакетов вашей операционной системы.</text:p>
        <text:p text:style-name="P1">Вы можете проверить, установлен ли Python, набрав python из вашей оболочки; вы должны увидеть что-то вроде:</text:p>
        <text:p text:style-name="_5f_КОД"><text:soft-page-break/>Python 3.x.y</text:p>
        <text:p text:style-name="_5f_КОД">[GCC 4.x] on linux</text:p>
        <text:p text:style-name="_5f_КОД">Type "help", "copyright", "credits" or "license" for more information.</text:p>
        <text:p text:style-name="_5f_КОД">&gt;&gt;&gt;</text:p>
        <text:p text:style-name="_5f_Заголовок_20_N.N.N">2.2.2 Настройка базы данных</text:p>
        <text:p text:style-name="P1">Этот шаг необходим, только если вы хотите работать с «большим» ядром базы данных, таким как PostgreSQL, MySQL или Oracle.</text:p>
        <text:p text:style-name="P1">Чтобы установить такую базу данных, обратитесь к информации об установке базы данных.</text:p>
        <text:p text:style-name="_5f_Заголовок_20_N.N.N">2.2.3 Установить Django</text:p>
        <text:p text:style-name="P1">У вас есть три простых варианта установки Django:</text:p>
        <text:p text:style-name="P1">• Установите официальный релиз. Это лучший подход для большинства пользователей.</text:p>
        <text:p text:style-name="P1">• Установите версию Django, предоставляемую дистрибутивом операционной системы.</text:p>
        <text:p text:style-name="P1">• Установите последнюю версию разработки. Этот вариант предназначен для энтузиастов, которые хотят использовать новейшие функции и не боятся использовать совершенно новый код. Вы можете столкнуться с новыми ошибками в версии для разработчиков, но сообщение о них помогает разработке Django. Кроме того, выпуски сторонних пакетов с меньшей вероятностью будут совместимы с версией для разработки, чем с последним стабильным выпуском.</text:p>
        <text:p text:style-name="P1">Всегда обращайтесь к документации, которая соответствует версии Django, которую вы используете!</text:p>
        <text:p text:style-name="P1">Если вы выполните один из первых двух шагов, обратите внимание на части документации, помеченные как новые в версии для разработчиков. Эта фраза обозначает функции, которые доступны только в разрабатываемых версиях Django, и они, вероятно, не будут работать с официальным выпуском.</text:p>
        <text:p text:style-name="_5f_Заголовок_20_N.N.N">2.2.4 Проверка</text:p>
        <text:p text:style-name="P1">Чтобы убедиться, что Django может видеть Python, введите python из вашей оболочки. Затем в приглашении Python попробуйте импортировать</text:p>
        <text:p text:style-name="P1">Джанго:</text:p>
        <text:p text:style-name="P1">&gt;&gt;&gt; импорт джанго</text:p>
        <text:p text:style-name="P1">&gt;&gt;&gt; печать (django.get_version ())</text:p>
        <text:p text:style-name="P1">2,1</text:p>
        <text:p text:style-name="P1">У вас может быть установлена другая версия Django.</text:p>
        <text:p text:style-name="P1">2.2.5 Вот и все!</text:p>
        <text:p text:style-name="P1">Вот и все - теперь вы можете перейти к учебнику.</text:p>
        <text:p text:style-name="P1">2.3 Написание вашего первого приложения Django, часть 1</text:p>
        <text:p text:style-name="P1">Давайте учиться на примере.</text:p>
        <text:p text:style-name="P1">В этом руководстве мы расскажем о создании базового приложения для голосования.</text:p>
        <text:p text:style-name="P1"><text:soft-page-break/>Он будет состоять из двух частей:</text:p>
        <text:p text:style-name="P1"/>
        <text:p text:style-name="P1">…..</text:p>
        <text:p text:style-name="_5f_Заголовок_20_N.N">3.1 Как установить Django</text:p>
        <text:p text:style-name="P1">Этот документ поможет вам начать работать с Django.</text:p>
        <text:p text:style-name="_5f_Заголовок_20_N.N.N">3.1.1 Install Python</text:p>
        <text:p text:style-name="P1">Django is a Python Web framework. See What Python version can I use with Django? for details.</text:p>
        <text:p text:style-name="P1">Get the latest version of Python at https://www.python.org/downloads/ or with your operating system’s package manager.</text:p>
        <text:p text:style-name="P1">Django on Jython</text:p>
        <text:p text:style-name="P1">Jython (a Python implementation for the Java platform) is not compatible with Python 3, so Django ≥ 2.0 cannot run</text:p>
        <text:p text:style-name="P1">on Jython.</text:p>
        <text:p text:style-name="P1">Python onWindows</text:p>
        <text:p text:style-name="P1">If you are just starting with Django and using Windows, you may find How to install Django on Windows useful.</text:p>
        <text:p text:style-name="P1">3.1.2 I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57">Командный файл</text:p>
        <text:p text:style-name="P12">CREATE ROLE django WITH LOGIN PASSWORD '12345678' ;</text:p>
        <text:p text:style-name="P12">CREATE DATABASE django OWNER django;</text:p>
        <text:p text:style-name="P12"/>
        <text:p text:style-name="P12"/>
        <text:p text:style-name="P71">Продолжение следует</text:p>
        <text:p text:style-name="P71"/>
        <text:p text:style-name="P77">Книга</text:p>
        <text:p text:style-name="P74">Толкование книги, точнее его кода.</text:p>
        <text:p text:style-name="P75">В начале </text:p>
        <text:p text:style-name="_5f_CODE"><text:soft-page-break/>$ mkdir <text:span text:style-name="T10">staff</text:span></text:p>
        <text:p text:style-name="_5f_CODE">$ cd <text:span text:style-name="T10">staff</text:span></text:p>
        <text:p text:style-name="P73"><text:span text:style-name="T60">Проект может лежать в любой папке.</text:span></text:p>
        <text:p text:style-name="P73">pip install -r requirements.txt</text:p>
        <text:p text:style-name="P76">cat <text:span text:style-name="T30">requirements.txt</text:span></text:p>
        <text:p text:style-name="P76">django=2.1<text:line-break/>psycopg2</text:p>
        <text:p text:style-name="P73">Now, let's install the packages:</text:p>
        <text:p text:style-name="P73">$ pip install -r requirements.dev.txt</text:p>
        <text:p text:style-name="_5f_CODE"><text:span text:style-name="T11">(staff) 14:38 ~/staff $ django-admin startproject staff</text:span></text:p>
        <text:p text:style-name="P78">(staff) 14:38 ~/staff $ tree staff</text:p>
        <text:p text:style-name="P78">staff</text:p>
        <text:p text:style-name="P78">├── manage.py</text:p>
        <text:p text:style-name="P78">└── staff</text:p>
        <text:p text:style-name="P78"><text:s text:c="4"/>├── __init__.py</text:p>
        <text:p text:style-name="P78"><text:s text:c="4"/>├── settings.py</text:p>
        <text:p text:style-name="P78"><text:s text:c="4"/>├── urls.py</text:p>
        <text:p text:style-name="P78"><text:s text:c="4"/>└── wsgi.py</text:p>
        <text:p text:style-name="P78">1 directory, 5 files</text:p>
        <text:p text:style-name="P78">(staff) 14:38 ~/staff $ </text:p>
        <text:p text:style-name="P72"/>
        <text:p text:style-name="P72"/>
        <text:p text:style-name="P72"/>
        <text:p text:style-name="P7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1" svg:font-family="Roboto" style:font-adornments="Обычный"/>
    <style:font-face style:name="Arial" svg:font-family="Arial" style:font-family-generic="swiss"/>
    <style:font-face style:name="InputMonoCondensed" svg:font-family="InputMonoCondensed" style:font-adornments="Жирный" style:font-family-generic="modern" style:font-pitch="fixed"/>
    <style:font-face style:name="Roboto2" svg:font-family="Roboto" style:font-adornments="Жирный" style:font-pitch="variable"/>
    <style:font-face style:name="Roboto" svg:font-family="Roboto" style:font-adornments="Обычный" style:font-pitch="variable"/>
    <style:font-face style:name="Roboto Condensed1" svg:font-family="'Roboto Condensed'" style:font-adornments="Жирный" style:font-pitch="variable"/>
    <style:font-face style:name="Roboto Condensed" svg:font-family="'Roboto Condensed'" style:font-adornments="Обычный" style:font-pitch="variable"/>
    <style:font-face style:name="Roboto Light" svg:font-family="'Roboto Light'" style:font-adornments="Жирный" style:font-pitch="variable"/>
    <style:font-face style:name="Roboto Medium" svg:font-family="'Roboto Medium'" style:font-adornments="Курсив" style:font-pitch="variable"/>
    <style:font-face style:name="Roboto Medium1" svg:font-family="'Roboto Medium'" style:font-adornments="Обычный" style:font-pitch="variable"/>
    <style:font-face style:name="Roboto Mono" svg:font-family="'Roboto Mono'" style:font-adornments="Обычный" style:font-pitch="variable"/>
    <style:font-face style:name="Consolas" svg:font-family="Consolas" style:font-family-generic="roman" style:font-pitch="variable"/>
    <style:font-face style:name="InputMonoCompressed" svg:font-family="InputMonoCompressed" style:font-family-generic="roman" style:font-pitch="variable"/>
    <style:font-face style:name="InputSansCompressed" svg:font-family="InputSansCompressed" style:font-family-generic="roman" style:font-pitch="variable"/>
    <style:font-face style:name="Liberation Mono" svg:font-family="'Liberation Mono'" style:font-family-generic="roman" style:font-pitch="variable"/>
    <style:font-face style:name="OpenSymbol" svg:font-family="OpenSymbol" style:font-family-generic="roman" style:font-pitch="variable"/>
    <style:font-face style:name="PT Sans" svg:font-family="'PT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Жирный" style:font-family-generic="swiss" style:font-pitch="variable"/>
    <style:font-face style:name="Candara" svg:font-family="Candara" style:font-adornments="Обычный" style:font-family-generic="swiss" style:font-pitch="variable"/>
    <style:font-face style:name="Verdana" svg:font-family="Verdana" style:font-adornments="Обычный" style:font-family-generic="swiss" style:font-pitch="variable"/>
    <style:font-face style:name="Andale Sans UI" svg:font-family="'Andale Sans UI'" style:font-family-generic="system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styles>
    <draw:hatch draw:name="Blue_20_Triple_20_90_20_Degrees" draw:display-name="Blue Triple 90 Degrees" draw:style="triple" draw:color="#0000ff" draw:distance="0.102cm" draw:rotation="90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Andale Sans UI" style:font-size-asian="10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false" style:font-name-asian="Andale Sans UI" style:font-size-asian="10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0" fo:widows="0" fo:hyphenation-ladder-count="no-limit" text:number-lines="false" text:line-number="0" style:writing-mode="lr-tb"/>
      <style:text-properties fo:font-size="12pt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01cm" fo:margin-bottom="0.101cm" loext:contextual-spacing="false" fo:line-height="100%" fo:text-align="justify" style:justify-single-word="false" fo:hyphenation-ladder-count="no-limit"/>
      <style:text-properties fo:hyphenate="tru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Heading" style:default-outline-level="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default-outline-level="" style:class="text">
      <style:text-properties fo:font-size="24pt" style:font-size-asian="24pt"/>
    </style:style>
    <style:style style:name="Heading_20_2" style:display-name="Heading 2" style:family="paragraph" style:parent-style-name="Heading" style:default-outline-level="" style:class="text">
      <style:text-properties fo:font-size="20pt" style:font-size-asian="20pt"/>
    </style:style>
    <style:style style:name="Heading_20_3" style:display-name="Heading 3" style:family="paragraph" style:parent-style-name="Heading" style:next-style-name="Text_20_body" style:default-outline-level="" style:class="text">
      <style:paragraph-properties fo:margin-left="0.499cm" fo:margin-right="0cm" fo:margin-top="0.4cm" fo:margin-bottom="0cm" loext:contextual-spacing="false" fo:text-indent="0cm" style:auto-text-indent="false"/>
      <style:text-properties style:font-name="Calibri" fo:font-family="Calibri" style:font-style-name="Жирный" style:font-family-generic="swiss" style:font-pitch="variable" fo:font-size="12pt" fo:font-weight="bold" style:font-size-asian="18pt"/>
    </style:style>
    <style:style style:name="Heading_20_4" style:display-name="Heading 4" style:family="paragraph" style:parent-style-name="Heading" style:default-outline-level="" style:class="text">
      <style:text-properties fo:font-size="16pt" style:font-size-asian="16pt"/>
    </style:style>
    <style:style style:name="Heading_20_5" style:display-name="Heading 5" style:family="paragraph" style:parent-style-name="Heading" style:default-outline-level="" style:class="text"/>
    <style:style style:name="Heading_20_6" style:display-name="Heading 6" style:family="paragraph" style:parent-style-name="Heading" style:next-style-name="Text_20_body" style:default-outline-level="6" style:class="text">
      <style:paragraph-properties fo:margin-left="2.032cm" fo:margin-right="0cm" fo:margin-top="0.106cm" fo:margin-bottom="0.106cm" loext:contextual-spacing="false" fo:text-indent="-2.03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" style:class="text"/>
    <style:style style:name="Heading_20_8" style:display-name="Heading 8" style:family="paragraph" style:parent-style-name="Heading" style:default-outline-level="" style:class="text"/>
    <style:style style:name="Heading_20_9" style:display-name="Heading 9" style:family="paragraph" style:parent-style-name="Heading" style:next-style-name="Text_20_body" style:default-outline-level="9" style:class="text">
      <style:paragraph-properties fo:margin-left="2.794cm" fo:margin-right="0cm" fo:margin-top="0.106cm" fo:margin-bottom="0.106cm" loext:contextual-spacing="false" fo:text-indent="-2.792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/>
      <style:text-properties fo:font-style="italic" style:font-style-asian="italic" style:font-name-complex="Lucida Sans" style:font-family-complex="'Lucida Sans'" style:font-family-generic-complex="system" style:font-pitch-complex="variable" style:font-style-complex="italic"/>
    </style:style>
    <style:style style:name="index_20_heading" style:display-name="index heading" style:family="paragraph" style:parent-style-name="Standard" style:default-outline-level="">
      <style:text-properties style:font-name-complex="Lucida Sans" style:font-family-complex="'Lucida Sans'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 fo:orphans="2" fo:widows="2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_20_left" style:display-name="Footer left" style:family="paragraph" style:parent-style-name="Standard" style:default-outline-level="" style:class="extra">
      <style:paragraph-properties>
        <style:tab-stops>
          <style:tab-stop style:position="8.502cm" style:type="center"/>
          <style:tab-stop style:position="17.002cm" style:type="right"/>
        </style:tab-stops>
      </style:paragraph-properties>
    </style:style>
    <style:style style:name="ПРОГРАММНЫЙ_20_КОД" style:display-name="ПРОГРАММНЫЙ КОД" style:family="paragraph" style:parent-style-name="Text_20_body" style:default-outline-level="">
      <style:paragraph-properties fo:margin-top="0cm" fo:margin-bottom="0.199cm" loext:contextual-spacing="false" fo:text-align="start" style:justify-single-word="false" fo:padding-left="0.071cm" fo:padding-right="0cm" fo:padding-top="0cm" fo:padding-bottom="0cm" fo:border-left="0.99pt solid #000000" fo:border-right="none" fo:border-top="none" fo:border-bottom="none"/>
      <style:text-properties style:font-name="InputMonoCompressed" fo:font-family="InputMonoCompressed" style:font-family-generic="roman" style:font-pitch="variable" fo:font-size="11pt" style:font-size-asian="11pt" style:font-name-complex="Liberation Sans" style:font-family-complex="'Liberation Sans'" style:font-family-generic-complex="system" style:font-pitch-complex="variable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499cm" style:auto-text-indent="false"/>
    </style:style>
    <style:style style:name="Annotation_20_Text" style:display-name="Annotation Text" style:family="paragraph" style:parent-style-name="Text_20_body" style:default-outline-level="">
      <style:paragraph-properties fo:margin-left="2cm" fo:margin-right="0cm" fo:text-indent="0cm" style:auto-text-indent="false"/>
      <style:text-properties fo:color="#ff3333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orizontal_20_Line" style:display-name="Horizontal Line" style:family="paragraph" style:parent-style-name="Standard" style:default-outline-level="" style:class="html"/>
    <style:style style:name="_5f_Заголовок_20_N" style:display-name="_Заголовок N" style:family="paragraph" style:default-outline-level="" style:master-page-name="">
      <style:paragraph-properties fo:margin-left="0cm" fo:margin-right="0cm" fo:margin-top="0.499cm" fo:margin-bottom="0.3cm" loext:contextual-spacing="true" fo:text-align="center" style:justify-single-word="false" fo:orphans="2" fo:widows="2" fo:text-indent="0cm" style:auto-text-indent="false" style:page-number="auto" style:writing-mode="lr-tb"/>
      <style:text-properties fo:color="#20435c" style:font-name="Roboto Condensed" fo:font-family="'Roboto Condensed'" style:font-style-name="Обычный" style:font-pitch="variable" fo:font-size="20pt" fo:language="zxx" fo:country="none" fo:font-weight="normal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4pt"/>
    </style:style>
    <style:style style:name="_5f_АБЗАЦ" style:display-name="_АБЗАЦ" style:family="paragraph" style:default-outline-level="" style:master-page-name="">
      <loext:graphic-properties draw:fill="none" draw:fill-color="#729fcf"/>
      <style:paragraph-properties fo:margin-left="0cm" fo:margin-right="0cm" fo:margin-top="0cm" fo:margin-bottom="0.199cm" loext:contextual-spacing="false" fo:line-height="100%" fo:text-align="justify" style:justify-single-word="false" fo:hyphenation-ladder-count="no-limit" fo:text-indent="0cm" style:auto-text-indent="false" style:page-number="auto" fo:background-color="transparent"/>
      <style:text-properties style:font-name="Roboto" fo:font-family="Roboto" style:font-style-name="Обычный" style:font-pitch="variable" fo:font-size="12pt" fo:font-weight="normal" fo:hyphenate="true" fo:hyphenation-remain-char-count="2" fo:hyphenation-push-char-count="2"/>
    </style:style>
    <style:style style:name="_5f_Заголовок_20_N.N" style:display-name="_Заголовок N.N" style:family="paragraph" style:parent-style-name="_5f_Заголовок_20_N">
      <style:paragraph-properties fo:text-align="start" style:justify-single-word="false"/>
      <style:text-properties fo:color="#20435c" style:font-name="Roboto Condensed1" fo:font-family="'Roboto Condensed'" style:font-style-name="Жирный" style:font-pitch="variable" fo:font-size="20pt" fo:font-weight="normal"/>
    </style:style>
    <style:style style:name="_5f_Заголовок_20_N.N.N" style:display-name="_Заголовок N.N.N" style:family="paragraph" style:parent-style-name="_5f_Заголовок_20_N.N">
      <style:paragraph-properties fo:margin-left="0cm" fo:margin-right="0cm" fo:text-align="start" style:justify-single-word="false" fo:text-indent="0cm" style:auto-text-indent="false"/>
      <style:text-properties style:font-name="Roboto Light" fo:font-family="'Roboto Light'" style:font-style-name="Жирный" style:font-pitch="variable" fo:font-size="15pt" fo:font-weight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PT Sans" fo:font-family="'PT Sans'" style:font-family-generic="roman" style:font-pitch="variable" fo:font-size="12pt" style:font-size-asian="12pt"/>
    </style:style>
    <style:style style:name="Pa9" style:family="paragraph" style:parent-style-name="Default" style:default-outline-level="">
      <style:paragraph-properties style:line-height-at-least="0.496cm"/>
    </style:style>
    <style:style style:name="Табличка" style:family="paragraph">
      <loext:graphic-properties draw:fill="none" draw:fill-color="#dde8cb"/>
      <style:paragraph-properties fo:margin-left="4.001cm" fo:margin-right="0cm" fo:margin-top="0cm" fo:margin-bottom="0.199cm" loext:contextual-spacing="false" fo:text-indent="-4.001cm" style:auto-text-indent="false" fo:background-color="transparent" fo:padding="0.049cm" fo:border="none">
        <style:tab-stops/>
      </style:paragraph-properties>
      <style:text-properties style:font-name="Roboto" fo:font-family="Roboto" style:font-style-name="Обычный" style:font-pitch="variable"/>
    </style:style>
    <style:style style:name="_5f_Код" style:display-name="_Код" style:family="paragraph" style:next-style-name="Standard" style:default-outline-level="" style:master-page-name="">
      <loext:graphic-properties draw:fill="solid" draw:fill-color="#eeeeee" draw:fill-hatch-name="Blue_20_Triple_20_90_20_Degrees" draw:fill-hatch-solid="false"/>
      <style:paragraph-properties fo:margin-left="0.101cm" fo:margin-right="0cm" fo:margin-top="0cm" fo:margin-bottom="0.3cm" loext:contextual-spacing="true" fo:line-height="100%" fo:text-align="start" style:justify-single-word="false" fo:text-indent="0cm" style:auto-text-indent="false" style:page-number="auto" fo:background-color="#eeeeee" fo:padding-left="0.199cm" fo:padding-right="0cm" fo:padding-top="0.101cm" fo:padding-bottom="0.101cm" fo:border="none">
        <style:tab-stops/>
      </style:paragraph-properties>
      <style:text-properties fo:color="#000080" style:font-name="Roboto" fo:font-family="Roboto" style:font-style-name="Обычный" style:font-pitch="variable" fo:font-size="13pt" fo:font-weight="normal" fo:background-color="transparent"/>
    </style:style>
    <style:style style:name="Pa23" style:family="paragraph" style:parent-style-name="Default" style:default-outline-level="">
      <style:paragraph-properties style:line-height-at-least="0.355cm"/>
    </style:style>
    <style:style style:name="Pa24" style:family="paragraph" style:parent-style-name="Default" style:default-outline-level="">
      <style:paragraph-properties style:line-height-at-least="0.355cm"/>
    </style:style>
    <style:style style:name="Pa25" style:family="paragraph" style:parent-style-name="Default" style:default-outline-level="">
      <style:paragraph-properties style:line-height-at-least="0.355cm"/>
    </style:style>
    <style:style style:name="Pa15" style:family="paragraph" style:parent-style-name="Default" style:default-outline-level="">
      <style:paragraph-properties style:line-height-at-least="0.355cm"/>
    </style:style>
    <style:style style:name="_5f_Базовый" style:display-name="_Базовый" style:family="paragraph" style:default-outline-level="">
      <style:paragraph-properties fo:text-align="start" style:justify-single-word="false" fo:orphans="2" fo:widows="2" style:writing-mode="lr-tb"/>
      <style:text-properties style:font-name="InputSansCompressed" fo:font-family="InputSansCompressed" style:font-family-generic="roman" style:font-pitch="variable" fo:font-size="12pt" style:font-size-asian="12pt"/>
    </style:style>
    <style:style style:name="_5f_Заголовок_20_3" style:display-name="_Заголовок 3" style:family="paragraph" style:default-outline-level="" style:master-page-name="">
      <style:paragraph-properties fo:margin-left="1cm" fo:margin-right="0cm" fo:margin-top="0.499cm" fo:margin-bottom="0.3cm" loext:contextual-spacing="true" fo:text-align="start" style:justify-single-word="false" fo:orphans="2" fo:widows="2" fo:text-indent="0cm" style:auto-text-indent="false" style:page-number="auto" style:writing-mode="lr-tb"/>
      <style:text-properties style:font-name="Candara" fo:font-family="Candara" style:font-style-name="Обычный" style:font-family-generic="swiss" style:font-pitch="variable" fo:font-size="22pt" fo:font-weight="bold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4pt"/>
    </style:style>
    <style:style style:name="_5f_Основной" style:display-name="_Основной" style:family="paragraph" style:parent-style-name="_5f_Базовый" style:default-outline-level="" style:master-page-name="">
      <style:paragraph-properties fo:margin-left="0cm" fo:margin-right="0cm" fo:margin-top="0cm" fo:margin-bottom="0cm" loext:contextual-spacing="true" fo:line-height="100%" fo:text-align="justify" style:justify-single-word="false" fo:hyphenation-ladder-count="no-limit" fo:text-indent="0.499cm" style:auto-text-indent="false" style:page-number="auto"/>
      <style:text-properties style:font-name="Verdana" fo:font-family="Verdana" style:font-style-name="Обычный" style:font-family-generic="swiss" style:font-pitch="variable" fo:font-size="12pt" fo:hyphenate="true" fo:hyphenation-remain-char-count="2" fo:hyphenation-push-char-count="2"/>
    </style:style>
    <style:style style:name="_5f_КОД" style:display-name="_КОД" style:family="paragraph" style:parent-style-name="_5f_АБЗАЦ" style:master-page-name="">
      <loext:graphic-properties draw:fill="none" draw:fill-color="#eeeeee"/>
      <style:paragraph-properties fo:margin-left="0cm" fo:margin-right="0cm" fo:margin-top="0cm" fo:margin-bottom="0.199cm" loext:contextual-spacing="true" fo:text-align="start" style:justify-single-word="false" fo:text-indent="0.101cm" style:auto-text-indent="false" style:page-number="auto" fo:background-color="transparent" fo:padding="0.049cm" fo:border="0.06pt solid #000000"/>
      <style:text-properties style:use-window-font-color="true" style:font-name="Roboto Mono" fo:font-family="'Roboto Mono'" style:font-style-name="Обычный" style:font-pitch="variable" fo:font-size="11pt" fo:language="zxx" fo:country="none" fo:font-weight="normal"/>
    </style:style>
    <style:style style:name="_5f_Внимание" style:display-name="_Внимание" style:family="paragraph" style:parent-style-name="_5f_АБЗАЦ">
      <loext:graphic-properties draw:fill="none" draw:fill-color="#729fcf"/>
      <style:paragraph-properties fo:background-color="transparent" fo:padding="0.049cm" fo:border-left="none" fo:border-right="none" fo:border-top="0.06pt solid #000000" fo:border-bottom="0.06pt solid #000000"/>
    </style:style>
    <style:style style:name="_5f_ВНИМАНИЕ_20_КОНЕЦ" style:display-name="_ВНИМАНИЕ КОНЕЦ" style:family="paragraph" style:parent-style-name="_5f_АБЗАЦ">
      <loext:graphic-properties draw:fill="none" draw:fill-color="#729fcf"/>
      <style:paragraph-properties fo:margin-top="0cm" fo:margin-bottom="0.499cm" loext:contextual-spacing="false" fo:background-color="transparent" fo:padding="0.049cm" fo:border-left="none" fo:border-right="none" fo:border-top="none" fo:border-bottom="0.06pt solid #000000"/>
    </style:style>
    <style:style style:name="_5f_список" style:display-name="_список" style:family="paragraph" style:parent-style-name="_5f_АБЗАЦ">
      <style:paragraph-properties fo:margin-left="1cm" fo:margin-right="0cm" fo:text-indent="-0.499cm" style:auto-text-indent="false">
        <style:tab-stops/>
      </style:paragraph-properties>
      <style:text-properties fo:language="ru" fo:country="RU" officeooo:rsid="007e6c6d"/>
    </style:style>
    <style:style style:name="_5f_ВНИМАНИЕ_20_НАЧАЛО" style:display-name="_ВНИМАНИЕ НАЧАЛО" style:family="paragraph" style:parent-style-name="_5f_ВНИМАНИЕ_20_КОНЕЦ" style:master-page-name="">
      <style:paragraph-properties fo:margin-top="0.199cm" fo:margin-bottom="0cm" loext:contextual-spacing="false" style:page-number="auto" fo:padding="0.049cm" fo:border-left="none" fo:border-right="none" fo:border-top="0.06pt solid #000000" fo:border-bottom="none"/>
      <style:text-properties fo:font-weight="bold"/>
    </style:style>
    <style:style style:name="_5f_Заголовок" style:display-name="_Заголовок" style:family="paragraph" style:parent-style-name="_5f_Заголовок_20_N.N.N">
      <style:text-properties fo:font-size="14pt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_20_N" style:display-name="HEAD N" style:family="paragraph" style:default-outline-level="" style:master-page-name="">
      <style:paragraph-properties fo:margin-left="0cm" fo:margin-right="0cm" fo:margin-top="0.499cm" fo:margin-bottom="0.3cm" loext:contextual-spacing="true" fo:text-align="center" style:justify-single-word="false" fo:orphans="2" fo:widows="2" fo:text-indent="0cm" style:auto-text-indent="false" style:page-number="auto" style:writing-mode="lr-tb"/>
      <style:text-properties fo:color="#20435c" style:font-name="Roboto Condensed" fo:font-family="'Roboto Condensed'" style:font-style-name="Обычный" style:font-pitch="variable" fo:font-size="20pt" fo:language="zxx" fo:country="none" fo:font-weight="normal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4pt"/>
    </style:style>
    <style:style style:name="PARENT" style:family="paragraph" style:default-outline-level="" style:master-page-name="">
      <loext:graphic-properties draw:fill="none" draw:fill-color="#729fcf"/>
      <style:paragraph-properties fo:margin-left="0cm" fo:margin-right="0cm" fo:margin-top="0cm" fo:margin-bottom="0.199cm" loext:contextual-spacing="false" fo:line-height="100%" fo:text-align="justify" style:justify-single-word="false" fo:hyphenation-ladder-count="no-limit" fo:text-indent="0cm" style:auto-text-indent="false" style:page-number="auto" fo:background-color="transparent"/>
      <style:text-properties style:font-name="Roboto" fo:font-family="Roboto" style:font-style-name="Обычный" style:font-pitch="variable" fo:font-size="12pt" fo:font-weight="normal" fo:hyphenate="true" fo:hyphenation-remain-char-count="2" fo:hyphenation-push-char-count="2"/>
    </style:style>
    <style:style style:name="HEAD_20_N.N" style:display-name="HEAD N.N" style:family="paragraph" style:parent-style-name="HEAD_20_N">
      <style:paragraph-properties fo:text-align="start" style:justify-single-word="false"/>
      <style:text-properties fo:color="#20435c" style:font-name="Roboto Condensed1" fo:font-family="'Roboto Condensed'" style:font-style-name="Жирный" style:font-pitch="variable" fo:font-size="20pt" fo:font-weight="normal"/>
    </style:style>
    <style:style style:name="HEAD_20_N.N.N" style:display-name="HEAD N.N.N" style:family="paragraph" style:parent-style-name="HEAD_20_N.N">
      <style:paragraph-properties fo:margin-left="0cm" fo:margin-right="0cm" fo:text-align="start" style:justify-single-word="false" fo:text-indent="0cm" style:auto-text-indent="false"/>
      <style:text-properties style:font-name="Roboto Light" fo:font-family="'Roboto Light'" style:font-style-name="Жирный" style:font-pitch="variable" fo:font-size="15pt" fo:font-weight="bold"/>
    </style:style>
    <style:style style:name="CODE" style:family="paragraph" style:parent-style-name="PARENT" style:master-page-name="">
      <loext:graphic-properties draw:fill="none" draw:fill-color="#eeeeee"/>
      <style:paragraph-properties fo:margin-left="0cm" fo:margin-right="0cm" fo:margin-top="0cm" fo:margin-bottom="0.199cm" loext:contextual-spacing="true" fo:text-align="start" style:justify-single-word="false" fo:text-indent="0.101cm" style:auto-text-indent="false" style:page-number="auto" fo:background-color="transparent" fo:padding="0.049cm" fo:border="0.06pt solid #000000"/>
      <style:text-properties style:use-window-font-color="true" style:font-name="Roboto Mono" fo:font-family="'Roboto Mono'" style:font-style-name="Обычный" style:font-pitch="variable" fo:font-size="11pt" fo:language="zxx" fo:country="none" fo:font-weight="normal"/>
    </style:style>
    <style:style style:name="NOTE_20_END" style:display-name="NOTE END" style:family="paragraph" style:parent-style-name="PARENT">
      <loext:graphic-properties draw:fill="none" draw:fill-color="#729fcf"/>
      <style:paragraph-properties fo:margin-top="0cm" fo:margin-bottom="0.499cm" loext:contextual-spacing="false" fo:background-color="transparent" fo:padding="0.049cm" fo:border-left="none" fo:border-right="none" fo:border-top="none" fo:border-bottom="0.06pt solid #000000"/>
    </style:style>
    <style:style style:name="LIST" style:family="paragraph" style:parent-style-name="PARENT">
      <style:paragraph-properties fo:margin-left="1cm" fo:margin-right="0cm" fo:text-indent="-0.499cm" style:auto-text-indent="false">
        <style:tab-stops/>
      </style:paragraph-properties>
      <style:text-properties fo:language="ru" fo:country="RU" officeooo:rsid="007e6c6d"/>
    </style:style>
    <style:style style:name="NOTE_20_BEGIN" style:display-name="NOTE BEGIN" style:family="paragraph" style:parent-style-name="NOTE_20_END" style:master-page-name="">
      <style:paragraph-properties fo:margin-top="0.199cm" fo:margin-bottom="0.199cm" loext:contextual-spacing="false" style:page-number="auto" fo:padding="0.049cm" fo:border-left="none" fo:border-right="none" fo:border-top="0.06pt solid #000000" fo:border-bottom="none"/>
      <style:text-properties fo:font-weight="bold"/>
    </style:style>
    <style:style style:name="HEAD" style:family="paragraph" style:parent-style-name="HEAD_20_N.N.N">
      <style:text-properties fo:font-size="14pt"/>
    </style:style>
    <style:style style:name="Заголовок_20_11" style:display-name="Заголовок 11" style:family="paragraph" style:parent-style-name="Standard" style:next-style-name="Text_20_body" style:default-outline-level="1" style:list-style-name="">
      <style:text-properties fo:font-size="18pt" fo:font-weight="bold" style:font-size-asian="18pt" style:font-weight-asian="bold" style:font-size-complex="18pt" style:font-weight-complex="bold"/>
    </style:style>
    <style:style style:name="Заголовок_20_21" style:display-name="Заголовок 21" style:family="paragraph" style:parent-style-name="Standard" style:next-style-name="Text_20_body" style:default-outline-level="2" style:list-style-name="">
      <style:paragraph-properties fo:margin-top="0.353cm" fo:margin-bottom="0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Заголовок_20_31" style:display-name="Заголовок 31" style:family="paragraph" style:parent-style-name="Standard" style:next-style-name="Text_20_body" style:default-outline-level="3" style:list-style-name="">
      <style:paragraph-properties fo:margin-top="0.247cm" fo:margin-bottom="0cm" loext:contextual-spacing="false"/>
      <style:text-properties fo:font-weight="bold" style:font-weight-asian="bold" style:font-weight-complex="bold"/>
    </style:style>
    <style:style style:name="Заголовок_20_51" style:display-name="Заголовок 51" style:family="paragraph" style:parent-style-name="Standard" style:next-style-name="Text_20_body" style:default-outline-level="5" style:list-style-name="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Текст_20_сноски1" style:display-name="Текст сноски1" style:family="paragraph" style:parent-style-name="Standard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Обратный_20_адрес_20_21" style:display-name="Обратный адрес 21" style:family="paragraph" style:parent-style-name="Standard" style:default-outline-level="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Frame_20_contents" style:display-name="Frame contents" style:family="paragraph" style:parent-style-name="Standard" style:default-outline-level="" style:class="extra"/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_5f_HEAD_20_N" style:display-name="_HEAD N" style:family="paragraph" style:default-outline-level="" style:master-page-name="">
      <style:paragraph-properties fo:margin-left="0cm" fo:margin-right="0cm" fo:margin-top="0.499cm" fo:margin-bottom="0.3cm" loext:contextual-spacing="true" fo:text-align="center" style:justify-single-word="false" fo:orphans="2" fo:widows="2" fo:text-indent="0cm" style:auto-text-indent="false" style:page-number="auto" style:writing-mode="lr-tb"/>
      <style:text-properties fo:color="#20435c" style:font-name="Roboto Condensed" fo:font-family="'Roboto Condensed'" style:font-style-name="Обычный" style:font-pitch="variable" fo:font-size="20pt" fo:font-weight="normal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4pt"/>
    </style:style>
    <style:style style:name="_5f_PARENT" style:display-name="_PARENT" style:family="paragraph" style:default-outline-level="" style:master-page-name="">
      <loext:graphic-properties draw:fill="none" draw:fill-color="#729fcf"/>
      <style:paragraph-properties fo:margin-left="0cm" fo:margin-right="0cm" fo:margin-top="0cm" fo:margin-bottom="0.199cm" loext:contextual-spacing="false" fo:line-height="100%" fo:text-align="justify" style:justify-single-word="false" fo:hyphenation-ladder-count="no-limit" fo:text-indent="0cm" style:auto-text-indent="false" style:page-number="auto" fo:background-color="transparent"/>
      <style:text-properties style:font-name="Roboto" fo:font-family="Roboto" style:font-style-name="Обычный" style:font-pitch="variable" fo:font-size="12pt" fo:font-weight="normal" fo:hyphenate="true" fo:hyphenation-remain-char-count="2" fo:hyphenation-push-char-count="2"/>
    </style:style>
    <style:style style:name="_5f_HEAD_20_N.N" style:display-name="_HEAD N.N" style:family="paragraph" style:parent-style-name="_5f_HEAD_20_N">
      <style:paragraph-properties fo:text-align="start" style:justify-single-word="false"/>
      <style:text-properties fo:color="#20435c" style:font-name="Roboto Condensed1" fo:font-family="'Roboto Condensed'" style:font-style-name="Жирный" style:font-pitch="variable" fo:font-size="20pt" fo:font-weight="normal"/>
    </style:style>
    <style:style style:name="_5f_HEAD_20_N.N.N" style:display-name="_HEAD N.N.N" style:family="paragraph" style:parent-style-name="_5f_HEAD_20_N.N">
      <style:paragraph-properties fo:margin-left="0cm" fo:margin-right="0cm" fo:text-align="start" style:justify-single-word="false" fo:text-indent="0cm" style:auto-text-indent="false"/>
      <style:text-properties style:font-name="Roboto Light" fo:font-family="'Roboto Light'" style:font-style-name="Жирный" style:font-pitch="variable" fo:font-size="15pt" fo:font-weight="bold"/>
    </style:style>
    <style:style style:name="_5f_CODE" style:display-name="_CODE" style:family="paragraph" style:parent-style-name="_5f_PARENT" style:master-page-name="">
      <loext:graphic-properties draw:fill="none" draw:fill-color="#e6ffe6"/>
      <style:paragraph-properties fo:margin-left="0cm" fo:margin-right="0cm" fo:margin-top="0.199cm" fo:margin-bottom="0.4cm" loext:contextual-spacing="true" fo:text-align="start" style:justify-single-word="false" fo:hyphenation-ladder-count="no-limit" fo:text-indent="0.199cm" style:auto-text-indent="false" style:page-number="auto" fo:background-color="transparent" fo:padding="0.049cm" fo:border-left="3pt solid #263ebf" fo:border-right="none" fo:border-top="none" fo:border-bottom="none">
        <style:tab-stops/>
      </style:paragraph-properties>
      <style:text-properties style:use-window-font-color="true" style:font-name="InputMonoCondensed" fo:font-family="InputMonoCondensed" style:font-style-name="Жирный" style:font-family-generic="modern" style:font-pitch="fixed" fo:font-size="11pt" fo:language="zxx" fo:country="none" fo:font-weight="normal" fo:hyphenate="false" fo:hyphenation-remain-char-count="2" fo:hyphenation-push-char-count="2"/>
    </style:style>
    <style:style style:name="_5f_NOTE_20_END" style:display-name="_NOTE END" style:family="paragraph" style:parent-style-name="_5f_PARENT">
      <loext:graphic-properties draw:fill="none" draw:fill-color="#729fcf"/>
      <style:paragraph-properties fo:margin-top="0cm" fo:margin-bottom="0.499cm" loext:contextual-spacing="false" fo:background-color="transparent" fo:padding="0.049cm" fo:border-left="none" fo:border-right="none" fo:border-top="none" fo:border-bottom="0.06pt solid #000000"/>
    </style:style>
    <style:style style:name="_5f_LIST" style:display-name="_LIST" style:family="paragraph" style:parent-style-name="_5f_PARENT">
      <style:paragraph-properties fo:margin-left="1cm" fo:margin-right="0cm" fo:text-indent="-0.499cm" style:auto-text-indent="false">
        <style:tab-stops/>
      </style:paragraph-properties>
      <style:text-properties officeooo:rsid="007e6c6d"/>
    </style:style>
    <style:style style:name="_5f_NOTE_20_BEGIN" style:display-name="_NOTE BEGIN" style:family="paragraph" style:parent-style-name="_5f_NOTE_20_END" style:master-page-name="">
      <style:paragraph-properties fo:margin-top="0.199cm" fo:margin-bottom="0.199cm" loext:contextual-spacing="false" style:page-number="auto" fo:padding="0.049cm" fo:border-left="none" fo:border-right="none" fo:border-top="0.06pt solid #000000" fo:border-bottom="none"/>
      <style:text-properties fo:color="#ff3333" style:font-name="Roboto2" fo:font-family="Roboto" style:font-style-name="Жирный" style:font-pitch="variable" fo:font-size="11pt" fo:font-style="normal" fo:font-weight="normal"/>
    </style:style>
    <style:style style:name="_5f_HEAD" style:display-name="_HEAD" style:family="paragraph" style:parent-style-name="_5f_HEAD_20_N.N.N">
      <style:text-properties fo:font-size="14pt"/>
    </style:style>
    <style:style style:name="_5f_LISTING" style:display-name="_LISTING" style:family="paragraph" style:parent-style-name="_5f_PARENT">
      <style:paragraph-properties fo:text-align="center" style:justify-single-word="false"/>
    </style:style>
    <style:style style:name="_5f_SOFT" style:display-name="_SOFT" style:family="paragraph" style:parent-style-name="_5f_PARENT" style:master-page-name="">
      <loext:graphic-properties draw:fill="solid" draw:fill-color="#e9f0f8"/>
      <style:paragraph-properties fo:margin-left="0cm" fo:margin-right="0cm" fo:margin-top="0cm" fo:margin-bottom="0cm" loext:contextual-spacing="false" fo:text-align="end" style:justify-single-word="false" fo:hyphenation-ladder-count="no-limit" fo:text-indent="0cm" style:auto-text-indent="false" style:page-number="auto" fo:background-color="#e9f0f8" fo:padding="0cm" fo:border="none">
        <style:tab-stops/>
      </style:paragraph-properties>
      <style:text-properties fo:color="#000000" style:font-name="Roboto Medium1" fo:font-family="'Roboto Medium'" style:font-style-name="Обычный" style:font-pitch="variable" fo:language="zxx" fo:country="none" fo:font-weight="normal" fo:background-color="transparent" fo:hyphenate="false" fo:hyphenation-remain-char-count="2" fo:hyphenation-push-char-count="2"/>
    </style:style>
    <style:style style:name="Default_20_Paragraph_20_Font" style:display-name="Default Paragraph Font" style:family="text"/>
    <style:style style:name="Обычный1" style:family="text">
      <style:text-properties style:use-window-font-color="true" style:font-name="Times New Roman" fo:font-family="'Times New Roman'" style:font-family-generic="roman" style:font-pitch="variable" fo:font-size="12pt" style:font-name-asian="Andale Sans UI" style:font-family-asian="'Andale Sans UI'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 style:language-complex="en" style:country-complex="US"/>
    </style:style>
    <style:style style:name="Emphasis" style:family="text">
      <style:text-properties fo:font-style="italic" style:font-style-asian="italic" style:font-style-complex="normal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ru" style:country-asian="RU" style:language-complex="ru" style:country-complex="RU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A1" style:family="text">
      <style:text-properties fo:color="#211d1e" style:font-name="Consolas" fo:font-family="Consolas" style:font-family-generic="roman" style:font-pitch="variable" fo:font-size="9pt" style:font-size-asian="9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_5f_ROOT" style:display-name="_ROOT" style:family="text">
      <style:text-properties style:font-name="Roboto" fo:font-family="Roboto" style:font-style-name="Обычный" style:font-pitch="variable" fo:font-size="12pt" fo:font-weight="normal" officeooo:rsid="007e6c6d"/>
    </style:style>
    <style:style style:name="_5f_LOOK" style:display-name="_LOOK" style:family="text" style:parent-style-name="_5f_ROOT">
      <style:text-properties fo:color="#000000" style:font-name="Roboto2" fo:font-family="Roboto" style:font-style-name="Жирный" style:font-pitch="variable" fo:font-size="11pt" fo:font-style="normal" style:text-underline-style="none" fo:font-weight="bold"/>
    </style:style>
    <style:style style:name="_5f_EMPHASIS" style:display-name="_EMPHASIS" style:family="text">
      <style:text-properties fo:color="#843a82" style:font-name="Roboto Medium" fo:font-family="'Roboto Medium'" style:font-style-name="Курсив" style:font-pitch="variable" fo:font-size="11pt" fo:letter-spacing="normal" fo:language="zxx" fo:country="none" fo:font-style="italic" fo:font-weight="normal" officeooo:rsid="0142e4dc" style:text-scale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162</meta:editing-cycles>
    <meta:print-date>1970-01-01T03:00:00</meta:print-date>
    <meta:creation-date>2011-03-09T13:01:00</meta:creation-date>
    <dc:date>2019-02-17T19:25:17.738000000</dc:date>
    <dc:language>ru-RU</dc:language>
    <meta:editing-duration>P2DT6H22M36S</meta:editing-duration>
    <meta:generator>LibreOffice/6.1.4.2$Windows_X86_64 LibreOffice_project/9d0f32d1f0b509096fd65e0d4bec26ddd1938fd3</meta:generator>
    <meta:document-statistic meta:table-count="0" meta:image-count="0" meta:object-count="0" meta:page-count="9" meta:paragraph-count="227" meta:word-count="1675" meta:character-count="12631" meta:non-whitespace-character-count="11006"/>
    <meta:user-defined meta:name="AppVersion">12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